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5.641in" fo:margin-left="1.0472in" table:align="left" style:writing-mode="rl-tb"/>
    </style:style>
    <style:style style:name="Table2.A" style:family="table-column">
      <style:table-column-properties style:column-width="1.1139in"/>
    </style:style>
    <style:style style:name="Table2.C" style:family="table-column">
      <style:table-column-properties style:column-width="1.1132in"/>
    </style:style>
    <style:style style:name="Table2.D" style:family="table-column">
      <style:table-column-properties style:column-width="1.1222in"/>
    </style:style>
    <style:style style:name="Table2.E" style:family="table-column">
      <style:table-column-properties style:column-width="1.1778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4.3826in" fo:margin-left="2.3056in" table:align="left" style:writing-mode="rl-tb"/>
    </style:style>
    <style:style style:name="Table3.A" style:family="table-column">
      <style:table-column-properties style:column-width="1.1132in"/>
    </style:style>
    <style:style style:name="Table3.B" style:family="table-column">
      <style:table-column-properties style:column-width="1.1139in"/>
    </style:style>
    <style:style style:name="Table3.D" style:family="table-column">
      <style:table-column-properties style:column-width="1.0417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writing-mode="rl-tb"/>
    </style:style>
    <style:style style:name="Table4.A" style:family="table-column">
      <style:table-column-properties style:column-width="0.8368in" style:rel-column-width="8191*"/>
    </style:style>
    <style:style style:name="Table4.H" style:family="table-column">
      <style:table-column-properties style:column-width="0.8375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cbd745" officeooo:paragraph-rsid="04cbd745" style:font-size-asian="12pt" style:font-style-asian="italic" style:font-weight-asian="normal" style:font-name-complex="David CLM" style:font-size-complex="12pt"/>
    </style:style>
    <style:style style:name="P4" style:family="paragraph" style:parent-style-name="Standard">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d2c344" officeooo:paragraph-rsid="04d2c344" style:font-size-asian="12pt" style:font-style-asian="italic" style:font-weight-asian="normal" style:font-name-complex="David CLM" style:font-size-complex="12pt" style:font-weight-complex="normal"/>
    </style:style>
    <style:style style:name="P5" style:family="paragraph" style:parent-style-name="Standard">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d749b7" officeooo:paragraph-rsid="04d749b7" style:font-size-asian="12pt" style:font-style-asian="italic" style:font-weight-asian="normal" style:font-name-complex="David CLM" style:font-size-complex="12pt" style:font-weight-complex="normal"/>
    </style:style>
    <style:style style:name="P6" style:family="paragraph" style:parent-style-name="Standard">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da209c" officeooo:paragraph-rsid="04da209c" style:font-size-asian="12pt" style:font-style-asian="italic" style:font-weight-asian="normal" style:font-name-complex="David CLM" style:font-size-complex="12pt" style:font-weight-complex="normal"/>
    </style:style>
    <style:style style:name="P7" style:family="paragraph" style:parent-style-name="Standard">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dbf2f7" officeooo:paragraph-rsid="04dbf2f7" style:font-size-asian="12pt" style:font-style-asian="italic" style:font-weight-asian="normal" style:font-name-complex="David CLM" style:font-size-complex="12pt" style:font-weight-complex="normal"/>
    </style:style>
    <style:style style:name="P8" style:family="paragraph" style:parent-style-name="Standard">
      <style:paragraph-properties fo:margin-top="0in" fo:margin-bottom="0in" loext:contextual-spacing="false" style:line-height-at-least="0.139in" fo:text-align="end" style:justify-single-word="false" style:writing-mode="rl-tb"/>
      <style:text-properties style:use-window-font-color="true" style:font-name="David CLM" fo:font-size="12pt" fo:font-style="normal" fo:font-weight="normal" officeooo:rsid="04ed2c28" officeooo:paragraph-rsid="04d749b7" style:font-size-asian="12pt" style:font-style-asian="normal" style:font-weight-asian="normal" style:font-name-complex="David CLM" style:font-size-complex="12pt" style:font-style-complex="normal" style:font-weight-complex="normal"/>
    </style:style>
    <style:style style:name="P9"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officeooo:rsid="04a9e17c" officeooo:paragraph-rsid="04a9e17c" style:font-size-asian="12pt" style:font-name-complex="David CLM" style:font-size-complex="12pt"/>
    </style:style>
    <style:style style:name="P10"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officeooo:paragraph-rsid="04cbd745" style:font-size-asian="12pt" style:font-name-complex="David CLM" style:font-size-complex="12pt"/>
    </style:style>
    <style:style style:name="P11"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officeooo:paragraph-rsid="04cf74ae" style:font-size-asian="12pt" style:font-name-complex="David CLM" style:font-size-complex="12pt"/>
    </style:style>
    <style:style style:name="P12"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379bc83" officeooo:paragraph-rsid="04ab2c29" style:font-size-asian="12pt" style:font-style-asian="italic" style:font-weight-asian="normal" style:font-name-complex="David CLM" style:font-size-complex="12pt"/>
    </style:style>
    <style:style style:name="P13"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b055e1" officeooo:paragraph-rsid="04adbdbf" style:font-size-asian="12pt" style:font-style-asian="italic" style:font-weight-asian="normal" style:font-name-complex="David CLM" style:font-size-complex="12pt"/>
    </style:style>
    <style:style style:name="P14"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c84b90" officeooo:paragraph-rsid="04c84b90" style:font-size-asian="12pt" style:font-style-asian="italic" style:font-weight-asian="normal" style:font-name-complex="David CLM" style:font-size-complex="12pt"/>
    </style:style>
    <style:style style:name="P15"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c8ed94" officeooo:paragraph-rsid="04c8ed94" style:font-size-asian="12pt" style:font-style-asian="italic" style:font-weight-asian="normal" style:font-name-complex="David CLM" style:font-size-complex="12pt"/>
    </style:style>
    <style:style style:name="P16"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cbd745" officeooo:paragraph-rsid="04cbd745" style:font-size-asian="12pt" style:font-style-asian="italic" style:font-weight-asian="normal" style:font-name-complex="David CLM" style:font-size-complex="12pt"/>
    </style:style>
    <style:style style:name="P17"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cd4465" officeooo:paragraph-rsid="04cd4465" style:font-size-asian="12pt" style:font-style-asian="italic" style:font-weight-asian="normal" style:font-name-complex="David CLM" style:font-size-complex="12pt"/>
    </style:style>
    <style:style style:name="P18"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cf74ae" officeooo:paragraph-rsid="04cf74ae" style:font-size-asian="12pt" style:font-style-asian="italic" style:font-weight-asian="normal" style:font-name-complex="David CLM" style:font-size-complex="12pt"/>
    </style:style>
    <style:style style:name="P19"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cfe019" officeooo:paragraph-rsid="04cfe019" style:font-size-asian="12pt" style:font-style-asian="italic" style:font-weight-asian="normal" style:font-name-complex="David CLM" style:font-size-complex="12pt" style:font-weight-complex="normal"/>
    </style:style>
    <style:style style:name="P20"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da209c" officeooo:paragraph-rsid="04da209c" style:font-size-asian="12pt" style:font-style-asian="italic" style:font-weight-asian="normal" style:font-name-complex="David CLM" style:font-size-complex="12pt" style:font-weight-complex="normal"/>
    </style:style>
    <style:style style:name="P21" style:family="paragraph" style:parent-style-name="Default">
      <style:paragraph-properties fo:margin-top="0in" fo:margin-bottom="0in" loext:contextual-spacing="false" style:line-height-at-least="0.139in" fo:text-align="end" style:justify-single-word="false" style:writing-mode="rl-tb"/>
      <style:text-properties style:font-name="David CLM" officeooo:paragraph-rsid="04ab2c29" style:font-name-complex="David CLM"/>
    </style:style>
    <style:style style:name="P22" style:family="paragraph" style:parent-style-name="Default">
      <style:paragraph-properties fo:margin-top="0in" fo:margin-bottom="0in" loext:contextual-spacing="false" style:line-height-at-least="0.139in" fo:text-align="end" style:justify-single-word="false" style:writing-mode="rl-tb"/>
      <style:text-properties style:font-name="David CLM" officeooo:rsid="04adbdbf" officeooo:paragraph-rsid="04adbdbf" style:font-name-complex="David CLM"/>
    </style:style>
    <style:style style:name="P23"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paragraph-rsid="04cbd745" style:font-size-asian="12pt" style:font-name-complex="David CLM" style:font-size-complex="12pt"/>
    </style:style>
    <style:style style:name="P24"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paragraph-rsid="04cf74ae" style:font-size-asian="12pt" style:font-name-complex="David CLM" style:font-size-complex="12pt"/>
    </style:style>
    <style:style style:name="P25" style:family="paragraph" style:parent-style-name="Standard">
      <style:paragraph-properties fo:margin-top="0in" fo:margin-bottom="0in" loext:contextual-spacing="false" style:line-height-at-least="0.139in" fo:text-align="start" style:justify-single-word="false" style:writing-mode="lr-tb"/>
      <style:text-properties style:use-window-font-color="true" style:font-name="David CLM" fo:font-size="12pt" fo:font-style="italic" fo:font-weight="normal" officeooo:rsid="04dbf2f7" officeooo:paragraph-rsid="04dbf2f7" style:font-size-asian="12pt" style:font-style-asian="italic" style:font-weight-asian="normal" style:font-name-complex="David CLM" style:font-size-complex="12pt" style:font-weight-complex="normal"/>
    </style:style>
    <style:style style:name="P26"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paragraph-rsid="04c84b90" style:font-size-asian="12pt" style:font-name-complex="David CLM" style:font-size-complex="12pt"/>
    </style:style>
    <style:style style:name="P27"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paragraph-rsid="04cf74ae" style:font-size-asian="12pt" style:font-name-complex="David CLM" style:font-size-complex="12pt"/>
    </style:style>
    <style:style style:name="P28"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paragraph-rsid="04d2c344" style:font-size-asian="12pt" style:font-name-complex="David CLM" style:font-size-complex="12pt"/>
    </style:style>
    <style:style style:name="P29"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paragraph-rsid="04ed2c28" style:font-size-asian="12pt" style:font-name-complex="David CLM" style:font-size-complex="12pt"/>
    </style:style>
    <style:style style:name="P30"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rsid="04c84b90" officeooo:paragraph-rsid="04c84b90" style:font-size-asian="12pt" style:font-name-complex="David CLM" style:font-size-complex="12pt"/>
    </style:style>
    <style:style style:name="P31"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rsid="04c84b90" officeooo:paragraph-rsid="04cf74ae" style:font-size-asian="12pt" style:font-name-complex="David CLM" style:font-size-complex="12pt"/>
    </style:style>
    <style:style style:name="P32" style:family="paragraph" style:parent-style-name="Default">
      <style:paragraph-properties fo:margin-top="0in" fo:margin-bottom="0in" loext:contextual-spacing="false" style:line-height-at-least="0.139in" fo:text-align="start" style:justify-single-word="false" style:writing-mode="lr-tb"/>
      <style:text-properties style:use-window-font-color="true" style:font-name="David CLM" fo:font-size="12pt" fo:font-style="italic" fo:font-weight="normal" officeooo:rsid="04c84b90" officeooo:paragraph-rsid="04cfe019" style:font-size-asian="12pt" style:font-style-asian="italic" style:font-weight-asian="normal" style:font-name-complex="David CLM" style:font-size-complex="12pt" style:font-weight-complex="bold"/>
    </style:style>
    <style:style style:name="P33" style:family="paragraph" style:parent-style-name="Default">
      <style:paragraph-properties fo:margin-top="0in" fo:margin-bottom="0in" loext:contextual-spacing="false" style:line-height-at-least="0.139in" fo:text-align="start" style:justify-single-word="false" style:writing-mode="lr-tb"/>
      <style:text-properties style:use-window-font-color="true" style:font-name="David CLM" fo:font-size="12pt" fo:font-style="italic" fo:font-weight="normal" officeooo:rsid="04c84b90" officeooo:paragraph-rsid="04ed2c28" style:font-size-asian="12pt" style:font-style-asian="italic" style:font-weight-asian="normal" style:font-name-complex="David CLM" style:font-size-complex="12pt" style:font-weight-complex="normal"/>
    </style:style>
    <style:style style:name="P34" style:family="paragraph" style:parent-style-name="Standard">
      <style:paragraph-properties fo:text-align="end" style:justify-single-word="false" style:writing-mode="rl-tb"/>
      <style:text-properties style:use-window-font-color="true" style:font-name="David CLM" officeooo:rsid="04bb2ae4" officeooo:paragraph-rsid="04bf022a" style:font-name-complex="David CLM"/>
    </style:style>
    <style:style style:name="P35" style:family="paragraph" style:parent-style-name="Text_20_body">
      <style:paragraph-properties fo:text-align="end" style:justify-single-word="false" style:writing-mode="rl-tb"/>
      <style:text-properties style:font-name="David CLM" officeooo:rsid="05ad8a96" officeooo:paragraph-rsid="04def4b9" style:font-name-complex="David CLM"/>
    </style:style>
    <style:style style:name="P36" style:family="paragraph" style:parent-style-name="Text_20_body">
      <style:paragraph-properties fo:text-align="end" style:justify-single-word="false" style:writing-mode="rl-tb"/>
      <style:text-properties style:font-name="David CLM" officeooo:rsid="05ad8a96" officeooo:paragraph-rsid="04dd6af3" style:font-name-complex="David CLM"/>
    </style:style>
    <style:style style:name="P37" style:family="paragraph" style:parent-style-name="Text_20_body">
      <style:paragraph-properties fo:text-align="end" style:justify-single-word="false" style:writing-mode="rl-tb"/>
      <style:text-properties style:font-name="David CLM" officeooo:rsid="04def4b9" officeooo:paragraph-rsid="04def4b9" style:font-name-complex="David CLM"/>
    </style:style>
    <style:style style:name="P38" style:family="paragraph" style:parent-style-name="Text_20_body">
      <style:paragraph-properties fo:text-align="end" style:justify-single-word="false" style:writing-mode="rl-tb"/>
      <style:text-properties style:font-name="David CLM" officeooo:rsid="04df76eb" officeooo:paragraph-rsid="04df76eb" style:font-name-complex="David CLM"/>
    </style:style>
    <style:style style:name="P39" style:family="paragraph" style:parent-style-name="Text_20_body">
      <style:paragraph-properties fo:text-align="end" style:justify-single-word="false" style:writing-mode="rl-tb"/>
      <style:text-properties style:font-name="David CLM" officeooo:rsid="04e0dd66" officeooo:paragraph-rsid="04e0dd66" style:font-name-complex="David CLM"/>
    </style:style>
    <style:style style:name="P40" style:family="paragraph" style:parent-style-name="Text_20_body">
      <style:paragraph-properties fo:text-align="end" style:justify-single-word="false" style:writing-mode="rl-tb"/>
      <style:text-properties style:font-name="David CLM" officeooo:rsid="04e2c6ee" officeooo:paragraph-rsid="04e2c6ee" style:font-name-complex="David CLM"/>
    </style:style>
    <style:style style:name="P41" style:family="paragraph" style:parent-style-name="Text_20_body">
      <style:paragraph-properties fo:text-align="end" style:justify-single-word="false" style:writing-mode="rl-tb"/>
      <style:text-properties officeooo:rsid="04ef0870" officeooo:paragraph-rsid="04ef0870"/>
    </style:style>
    <style:style style:name="P42" style:family="paragraph" style:parent-style-name="Text_20_body">
      <style:paragraph-properties fo:text-align="end" style:justify-single-word="false" style:writing-mode="rl-tb"/>
      <style:text-properties officeooo:rsid="04ef0870" officeooo:paragraph-rsid="04f133cb"/>
    </style:style>
    <style:style style:name="P43" style:family="paragraph" style:parent-style-name="Default">
      <style:paragraph-properties fo:text-align="end" style:justify-single-word="false" style:writing-mode="rl-tb"/>
      <style:text-properties style:use-window-font-color="true" style:font-name="David CLM" fo:font-size="12pt" officeooo:rsid="04bb2ae4" officeooo:paragraph-rsid="04bb2ae4" style:font-size-asian="12pt" style:font-name-complex="David CLM" style:font-size-complex="12pt"/>
    </style:style>
    <style:style style:name="P44" style:family="paragraph" style:parent-style-name="Default">
      <style:paragraph-properties style:line-height-at-least="0.139in" fo:text-align="end" style:justify-single-word="false" style:writing-mode="rl-tb"/>
      <style:text-properties style:use-window-font-color="true" style:font-name="David CLM" fo:font-size="12pt" style:font-size-asian="12pt" style:font-name-complex="David CLM" style:font-size-complex="12pt"/>
    </style:style>
    <style:style style:name="P45" style:family="paragraph" style:parent-style-name="Text_20_body">
      <style:text-properties style:font-name="David CLM" officeooo:paragraph-rsid="04a4871a" style:font-name-complex="David CLM"/>
    </style:style>
    <style:style style:name="P46" style:family="paragraph" style:parent-style-name="Text_20_body">
      <style:text-properties style:font-name="David CLM" officeooo:rsid="04445db3" officeooo:paragraph-rsid="04a4871a" style:font-name-complex="David CLM"/>
    </style:style>
    <style:style style:name="P47" style:family="paragraph" style:parent-style-name="Text_20_body">
      <style:text-properties style:font-name="David CLM" officeooo:rsid="04a6c807" officeooo:paragraph-rsid="04a6c807" style:font-name-complex="David CLM"/>
    </style:style>
    <style:style style:name="P48" style:family="paragraph" style:parent-style-name="Text_20_body">
      <style:text-properties style:font-name="David CLM" officeooo:rsid="04a4871a" officeooo:paragraph-rsid="04a4871a" style:font-name-complex="David CLM"/>
    </style:style>
    <style:style style:name="P49" style:family="paragraph" style:parent-style-name="Text_20_body">
      <style:text-properties style:font-name="David CLM" officeooo:rsid="04a9e17c" officeooo:paragraph-rsid="04a9e17c" style:font-name-complex="David CLM"/>
    </style:style>
    <style:style style:name="P50" style:family="paragraph" style:parent-style-name="Text_20_body">
      <style:text-properties style:font-name="David CLM" officeooo:paragraph-rsid="04a9e17c" style:font-name-complex="David CLM"/>
    </style:style>
    <style:style style:name="P51" style:family="paragraph" style:parent-style-name="Text_20_body">
      <style:text-properties style:font-name="David CLM" officeooo:rsid="04b0cafb" officeooo:paragraph-rsid="04b0cafb" style:font-name-complex="David CLM"/>
    </style:style>
    <style:style style:name="P52" style:family="paragraph" style:parent-style-name="Text_20_body">
      <style:text-properties style:font-name="David CLM" officeooo:rsid="04b285a5" officeooo:paragraph-rsid="04b285a5" style:font-name-complex="David CLM"/>
    </style:style>
    <style:style style:name="P53" style:family="paragraph" style:parent-style-name="Text_20_body">
      <style:text-properties style:font-name="David CLM" officeooo:rsid="04b31ad0" officeooo:paragraph-rsid="04b31ad0" style:font-name-complex="David CLM"/>
    </style:style>
    <style:style style:name="P54" style:family="paragraph" style:parent-style-name="Text_20_body">
      <style:text-properties style:font-name="David CLM" officeooo:paragraph-rsid="04b5be47" style:font-name-complex="David CLM"/>
    </style:style>
    <style:style style:name="P55" style:family="paragraph" style:parent-style-name="Text_20_body">
      <style:text-properties style:font-name="David CLM" officeooo:rsid="04bb2ae4" officeooo:paragraph-rsid="04bb2ae4" style:font-name-complex="David CLM"/>
    </style:style>
    <style:style style:name="P56" style:family="paragraph" style:parent-style-name="Text_20_body">
      <style:text-properties style:font-name="David CLM" officeooo:rsid="02d00e5f" officeooo:paragraph-rsid="032aa1da" style:font-name-complex="David CLM"/>
    </style:style>
    <style:style style:name="P57" style:family="paragraph" style:parent-style-name="Heading_20_2">
      <style:text-properties style:font-name="David CLM" fo:font-weight="bold" officeooo:rsid="04b0cafb" officeooo:paragraph-rsid="04b0cafb" style:font-weight-asian="bold" style:font-name-complex="David CLM" style:font-weight-complex="bold"/>
    </style:style>
    <style:style style:name="P58" style:family="paragraph" style:parent-style-name="Heading_20_2">
      <style:text-properties style:font-name="David CLM" officeooo:rsid="04dd6af3" officeooo:paragraph-rsid="04dd6af3" style:font-name-complex="David CLM"/>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4bf022a" officeooo:paragraph-rsid="04bf022a" style:letter-kerning="true" style:font-size-asian="12pt" style:font-style-asian="normal" style:font-weight-asian="normal" style:font-name-complex="David CLM" style:font-size-complex="12pt" style:text-emphasize="none"/>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4c189bd" officeooo:paragraph-rsid="04c189bd" style:letter-kerning="true" style:font-size-asian="12pt" style:font-style-asian="normal" style:font-weight-asian="normal" style:font-name-complex="David CLM" style:font-size-complex="12pt" style:text-emphasize="none"/>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4c4d494" officeooo:paragraph-rsid="04c4d494" style:letter-kerning="true" style:font-size-asian="12pt" style:font-style-asian="normal" style:font-weight-asian="normal" style:font-name-complex="David CLM" style:font-size-complex="12pt" style:text-emphasize="none"/>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bold" officeooo:rsid="04c189bd" officeooo:paragraph-rsid="04c189bd" style:letter-kerning="true" style:font-size-asian="12pt" style:font-style-asian="normal" style:font-weight-asian="bold" style:font-name-complex="David CLM" style:font-size-complex="12pt" style:font-weight-complex="bold" style:text-emphasize="none"/>
    </style:style>
    <style:style style:name="P6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6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4c5e223" officeooo:paragraph-rsid="04c5e223" style:font-size-asian="12pt" style:font-name-complex="David CLM" style:font-size-complex="12pt"/>
    </style:style>
    <style:style style:name="P6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officeooo:paragraph-rsid="04bf022a" style:font-name-complex="David CLM"/>
    </style:style>
    <style:style style:name="P6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officeooo:rsid="04c189bd" officeooo:paragraph-rsid="04c8ed94" style:font-name-complex="David CLM"/>
    </style:style>
    <style:style style:name="P68" style:family="paragraph" style:parent-style-name="Default">
      <style:paragraph-properties fo:margin-left="0in" fo:margin-right="0in" style:line-height-at-least="0.139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9" style:family="paragraph" style:parent-style-name="Default">
      <style:paragraph-properties fo:margin-left="0in" fo:margin-right="0in" style:line-height-at-least="0.139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officeooo:paragraph-rsid="04cf74ae" style:letter-kerning="true" style:font-size-asian="12pt" style:font-style-asian="normal" style:font-weight-asian="normal" style:font-name-complex="David CLM" style:font-size-complex="12pt" style:text-emphasize="none"/>
    </style:style>
    <style:style style:name="P70" style:family="paragraph" style:parent-style-name="Default">
      <style:paragraph-properties fo:margin-left="0in" fo:margin-right="0in" style:line-height-at-least="0.139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officeooo:rsid="04cf74ae" officeooo:paragraph-rsid="04cf74ae" style:letter-kerning="true" style:font-size-asian="12pt" style:font-style-asian="normal" style:font-weight-asian="normal" style:font-name-complex="David CLM" style:font-size-complex="12pt" style:text-emphasize="none"/>
    </style:style>
    <style:style style:name="P71" style:family="paragraph" style:parent-style-name="Default">
      <style:paragraph-properties fo:margin-left="0in" fo:margin-right="0in" style:line-height-at-least="0.139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officeooo:rsid="04cfe019" officeooo:paragraph-rsid="04cfe019" style:letter-kerning="true" style:font-size-asian="12pt" style:font-style-asian="normal" style:font-weight-asian="normal" style:font-name-complex="David CLM" style:font-size-complex="12pt" style:text-emphasize="none"/>
    </style:style>
    <style:style style:name="P72" style:family="paragraph" style:parent-style-name="Default">
      <style:paragraph-properties fo:margin-left="0in" fo:margin-right="0in" style:line-height-at-least="0.139in" fo:text-align="end" style:justify-single-word="false" fo:text-indent="0in" style:auto-text-indent="false" style:writing-mode="rl-tb"/>
      <style:text-properties style:font-name="David CLM" fo:font-size="12pt" style:font-size-asian="12pt" style:font-name-complex="David CLM" style:font-size-complex="12pt"/>
    </style:style>
    <style:style style:name="P73" style:family="paragraph" style:parent-style-name="Default">
      <style:paragraph-properties fo:margin-left="0in" fo:margin-right="0in" style:line-height-at-least="0.139in" fo:text-align="end" style:justify-single-word="false" fo:text-indent="0in" style:auto-text-indent="false" style:writing-mode="rl-tb"/>
      <style:text-properties style:font-name="David CLM" fo:font-size="12pt" officeooo:paragraph-rsid="04cf74ae" style:font-size-asian="12pt" style:font-name-complex="David CLM" style:font-size-complex="12pt"/>
    </style:style>
    <style:style style:name="P74" style:family="paragraph" style:parent-style-name="Default">
      <style:paragraph-properties fo:margin-left="0in" fo:margin-right="0in" style:line-height-at-least="0.139in" fo:text-align="end" style:justify-single-word="false" fo:text-indent="0in" style:auto-text-indent="false" style:writing-mode="rl-tb"/>
      <style:text-properties style:font-name="David CLM" fo:font-size="12pt" officeooo:rsid="04cfe019" officeooo:paragraph-rsid="04cfe019" style:font-size-asian="12pt" style:font-name-complex="David CLM" style:font-size-complex="12pt"/>
    </style:style>
    <style:style style:name="P7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normal" officeooo:rsid="0379bc83" officeooo:paragraph-rsid="04a38636" style:font-size-asian="12pt" style:font-style-asian="italic" style:font-weight-asian="normal" style:font-name-complex="David CLM" style:font-size-complex="12pt"/>
    </style:style>
    <style:style style:name="P76"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77"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fo:font-weight="normal" style:font-size-asian="12pt" style:font-weight-asian="normal" style:font-name-complex="David CLM" style:font-size-complex="12pt" style:font-weight-complex="normal"/>
    </style:style>
    <style:style style:name="P78" style:family="paragraph" style:parent-style-name="Table_20_Contents">
      <style:text-properties style:font-name="David CLM" fo:font-weight="bold" officeooo:rsid="04a4871a" officeooo:paragraph-rsid="04a4871a" style:font-weight-asian="bold" style:font-name-complex="David CLM" style:font-weight-complex="bold"/>
    </style:style>
    <style:style style:name="P79" style:family="paragraph" style:parent-style-name="Table_20_Contents">
      <style:paragraph-properties fo:text-align="center" style:justify-single-word="false"/>
      <style:text-properties style:font-name="David CLM" fo:font-weight="bold" officeooo:rsid="04a4871a" officeooo:paragraph-rsid="04a4871a" style:font-weight-asian="bold" style:font-name-complex="David CLM" style:font-weight-complex="bold"/>
    </style:style>
    <style:style style:name="P80" style:family="paragraph" style:parent-style-name="Table_20_Contents">
      <style:paragraph-properties fo:text-align="center" style:justify-single-word="false"/>
      <style:text-properties style:font-name="David CLM" fo:font-weight="bold" officeooo:rsid="04a4871a" officeooo:paragraph-rsid="04b5be47" style:font-weight-asian="bold" style:font-name-complex="David CLM" style:font-weight-complex="bold"/>
    </style:style>
    <style:style style:name="P81" style:family="paragraph" style:parent-style-name="Table_20_Contents">
      <style:text-properties style:font-name="David CLM" fo:font-weight="bold" officeooo:rsid="04a4871a" officeooo:paragraph-rsid="04b5be47" style:font-weight-asian="bold" style:font-name-complex="David CLM" style:font-weight-complex="bold"/>
    </style:style>
    <style:style style:name="P82" style:family="paragraph" style:parent-style-name="Table_20_Contents">
      <style:text-properties style:font-name="David CLM" fo:font-weight="bold" officeooo:rsid="04a4871a" officeooo:paragraph-rsid="04bf022a" style:font-weight-asian="bold" style:font-name-complex="David CLM" style:font-weight-complex="bold"/>
    </style:style>
    <style:style style:name="P83" style:family="paragraph" style:parent-style-name="Table_20_Contents">
      <style:text-properties style:font-name="David CLM" fo:font-weight="bold" officeooo:rsid="04a6c807" officeooo:paragraph-rsid="04a6c807" style:font-weight-asian="bold" style:font-name-complex="David CLM" style:font-weight-complex="bold"/>
    </style:style>
    <style:style style:name="P84" style:family="paragraph" style:parent-style-name="Table_20_Contents">
      <style:text-properties style:font-name="David CLM" fo:font-weight="bold" officeooo:rsid="04a6c807" officeooo:paragraph-rsid="04b5be47" style:font-weight-asian="bold" style:font-name-complex="David CLM" style:font-weight-complex="bold"/>
    </style:style>
    <style:style style:name="P85" style:family="paragraph" style:parent-style-name="Table_20_Contents">
      <style:text-properties style:font-name="David CLM" fo:font-weight="bold" officeooo:rsid="04a6c807" officeooo:paragraph-rsid="04bf022a" style:font-weight-asian="bold" style:font-name-complex="David CLM" style:font-weight-complex="bold"/>
    </style:style>
    <style:style style:name="P86" style:family="paragraph" style:parent-style-name="Table_20_Contents">
      <style:paragraph-properties fo:text-align="center" style:justify-single-word="false"/>
      <style:text-properties style:font-name="David CLM" fo:font-weight="bold" officeooo:rsid="04bf022a" officeooo:paragraph-rsid="04bf022a" style:font-weight-asian="bold" style:font-name-complex="David CLM" style:font-weight-complex="bold"/>
    </style:style>
    <style:style style:name="P87" style:family="paragraph" style:parent-style-name="Table_20_Contents">
      <style:text-properties style:font-name="David CLM" fo:font-weight="bold" officeooo:rsid="05add877" officeooo:paragraph-rsid="04dd6af3" style:font-weight-asian="bold" style:font-name-complex="David CLM" style:font-weight-complex="bold"/>
    </style:style>
    <style:style style:name="P88" style:family="paragraph" style:parent-style-name="Table_20_Contents">
      <style:paragraph-properties fo:text-align="center" style:justify-single-word="false"/>
      <style:text-properties style:font-name="David CLM" officeooo:rsid="04a4871a" officeooo:paragraph-rsid="04a4871a" style:font-name-complex="David CLM"/>
    </style:style>
    <style:style style:name="P89" style:family="paragraph" style:parent-style-name="Table_20_Contents">
      <style:paragraph-properties fo:text-align="center" style:justify-single-word="false"/>
      <style:text-properties style:font-name="David CLM" officeooo:rsid="04a4871a" officeooo:paragraph-rsid="04b5be47" style:font-name-complex="David CLM"/>
    </style:style>
    <style:style style:name="P90" style:family="paragraph" style:parent-style-name="Table_20_Contents">
      <style:paragraph-properties fo:text-align="center" style:justify-single-word="false"/>
      <style:text-properties style:font-name="David CLM" officeooo:rsid="04a8aaf1" officeooo:paragraph-rsid="04a8aaf1" style:font-name-complex="David CLM"/>
    </style:style>
    <style:style style:name="P91" style:family="paragraph" style:parent-style-name="Table_20_Contents">
      <style:paragraph-properties fo:text-align="center" style:justify-single-word="false"/>
      <style:text-properties style:font-name="David CLM" officeooo:rsid="04a8aaf1" officeooo:paragraph-rsid="04b5be47" style:font-name-complex="David CLM"/>
    </style:style>
    <style:style style:name="P92" style:family="paragraph" style:parent-style-name="Table_20_Contents">
      <style:paragraph-properties fo:text-align="center" style:justify-single-word="false"/>
      <style:text-properties style:font-name="David CLM" officeooo:rsid="04c8ed94" officeooo:paragraph-rsid="04c8ed94" style:font-name-complex="David CLM"/>
    </style:style>
    <style:style style:name="P93" style:family="paragraph" style:parent-style-name="Table_20_Contents">
      <style:paragraph-properties fo:text-align="center" style:justify-single-word="false"/>
      <style:text-properties style:font-name="David CLM" fo:font-size="14pt" officeooo:rsid="05add877" officeooo:paragraph-rsid="04dd6af3" style:font-size-asian="14pt" style:font-name-complex="David CLM" style:font-size-complex="14pt"/>
    </style:style>
    <style:style style:name="P94" style:family="paragraph" style:parent-style-name="Standard">
      <style:paragraph-properties fo:text-align="start" style:justify-single-word="false" style:writing-mode="lr-tb"/>
      <style:text-properties style:font-name="Liberation Sans" fo:font-weight="normal" officeooo:rsid="04eb4474" officeooo:paragraph-rsid="04eb4474" style:font-weight-asian="normal" style:font-name-complex="David CLM" style:font-weight-complex="normal"/>
    </style:style>
    <style:style style:name="P95" style:family="paragraph" style:parent-style-name="Standard">
      <style:paragraph-properties fo:text-align="start" style:justify-single-word="false" style:writing-mode="lr-tb"/>
      <style:text-properties style:font-name="Liberation Sans" fo:font-weight="normal" officeooo:rsid="04e54b20" officeooo:paragraph-rsid="04e7c4d3" style:font-weight-asian="normal" style:font-name-complex="David CLM" style:font-weight-complex="normal"/>
    </style:style>
    <style:style style:name="P96" style:family="paragraph" style:parent-style-name="Standard">
      <style:paragraph-properties fo:margin-top="0in" fo:margin-bottom="0in" loext:contextual-spacing="false" style:line-height-at-least="0.139in" fo:text-align="start" style:justify-single-word="false" style:writing-mode="lr-tb"/>
      <style:text-properties officeooo:paragraph-rsid="04fb1cbb"/>
    </style:style>
    <style:style style:name="P97" style:family="paragraph" style:parent-style-name="Standard">
      <style:paragraph-properties fo:margin-top="0in" fo:margin-bottom="0in" loext:contextual-spacing="false" style:line-height-at-least="0.139in" fo:text-align="end" style:justify-single-word="false" style:writing-mode="rl-tb"/>
      <style:text-properties style:use-window-font-color="true" style:font-name="David CLM" fo:font-size="12pt" officeooo:paragraph-rsid="04dbf2f7" style:font-size-asian="12pt" style:font-name-complex="David CLM" style:font-size-complex="12pt"/>
    </style:style>
    <style:style style:name="P98" style:family="paragraph" style:parent-style-name="Heading_20_1">
      <style:text-properties style:font-name="David CLM" officeooo:rsid="04a19bca" officeooo:paragraph-rsid="04a19bca" style:font-name-complex="David CLM"/>
    </style:style>
    <style:style style:name="P99"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paragraph-rsid="04a38636" style:font-name-complex="David CLM"/>
    </style:style>
    <style:style style:name="P100"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paragraph-rsid="04a9e17c" style:font-name-complex="David CLM"/>
    </style:style>
    <style:style style:name="P101" style:family="paragraph" style:parent-style-name="Default" style:list-style-name="L3">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c84b90" officeooo:paragraph-rsid="04c84b90" style:font-size-asian="12pt" style:font-style-asian="italic" style:font-weight-asian="normal" style:font-name-complex="David CLM" style:font-size-complex="12pt"/>
    </style:style>
    <style:style style:name="P102"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cfe019" officeooo:paragraph-rsid="04f7720a" style:font-size-asian="12pt" style:font-style-asian="italic" style:font-weight-asian="normal" style:font-name-complex="David CLM" style:font-size-complex="12pt" style:font-weight-complex="normal"/>
    </style:style>
    <style:style style:name="P103"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f7720a" officeooo:paragraph-rsid="04f7720a" style:font-size-asian="12pt" style:font-style-asian="italic" style:font-weight-asian="normal" style:font-name-complex="David CLM" style:font-size-complex="12pt" style:font-weight-complex="normal"/>
    </style:style>
    <style:style style:name="P104"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f7720a" officeooo:paragraph-rsid="04f87508" style:font-size-asian="12pt" style:font-style-asian="italic" style:font-weight-asian="normal" style:font-name-complex="David CLM" style:font-size-complex="12pt" style:font-weight-complex="normal"/>
    </style:style>
    <style:style style:name="P105"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4fa17f1" officeooo:paragraph-rsid="04fa17f1" style:font-size-asian="12pt" style:font-style-asian="italic" style:font-weight-asian="normal" style:font-name-complex="David CLM" style:font-size-complex="12pt" style:font-weight-complex="normal"/>
    </style:style>
    <style:style style:name="P106" style:family="paragraph" style:parent-style-name="Default">
      <style:paragraph-properties fo:margin-top="0in" fo:margin-bottom="0in" loext:contextual-spacing="false" style:line-height-at-least="0.139in" fo:text-align="start" style:justify-single-word="false" style:writing-mode="lr-tb"/>
      <style:text-properties style:use-window-font-color="true" style:font-name="Courier New" fo:font-size="12pt" fo:font-style="italic" fo:font-weight="normal" officeooo:rsid="04d2c344" officeooo:paragraph-rsid="04d2c344" style:font-size-asian="12pt" style:font-style-asian="italic" style:font-weight-asian="normal" style:font-name-complex="David CLM" style:font-size-complex="12pt" style:font-weight-complex="normal"/>
    </style:style>
    <style:style style:name="P107" style:family="paragraph" style:parent-style-name="Default" style:list-style-name="L2">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08" style:family="paragraph" style:parent-style-name="Default" style:list-style-name="L2">
      <style:paragraph-properties style:line-height-at-least="0.139in" fo:text-align="end" style:justify-single-word="false" style:writing-mode="rl-tb"/>
      <style:text-properties style:use-window-font-color="true" style:font-name="David CLM" fo:font-size="12pt" style:font-size-asian="12pt" style:font-name-complex="David CLM" style:font-size-complex="12pt"/>
    </style:style>
    <style:style style:name="P109" style:family="paragraph" style:parent-style-name="Text_20_body" style:list-style-name="L4">
      <style:paragraph-properties fo:text-align="end" style:justify-single-word="false" style:writing-mode="rl-tb"/>
      <style:text-properties style:font-name="David CLM" officeooo:rsid="04e0dd66" officeooo:paragraph-rsid="04e0dd66" style:font-name-complex="David CLM"/>
    </style:style>
    <style:style style:name="P110" style:family="paragraph" style:parent-style-name="Text_20_body">
      <style:paragraph-properties fo:text-align="end" style:justify-single-word="false" style:writing-mode="rl-tb"/>
      <style:text-properties officeooo:rsid="04efc684" officeooo:paragraph-rsid="04f133cb"/>
    </style:style>
    <style:style style:name="T1" style:family="text">
      <style:text-properties fo:font-weight="bold" style:font-weight-asian="bold" style:font-weight-complex="bold"/>
    </style:style>
    <style:style style:name="T2" style:family="text">
      <style:text-properties fo:font-weight="bold" officeooo:rsid="04445db3" style:font-weight-asian="bold" style:font-weight-complex="bold"/>
    </style:style>
    <style:style style:name="T3" style:family="text">
      <style:text-properties fo:font-weight="bold" officeooo:rsid="04da209c" style:font-weight-asian="bold" style:font-weight-complex="bold"/>
    </style:style>
    <style:style style:name="T4" style:family="text">
      <style:text-properties fo:font-weight="bold" officeooo:rsid="04d2b440" style:font-weight-asian="bold" style:font-weight-complex="bold"/>
    </style:style>
    <style:style style:name="T5" style:family="text">
      <style:text-properties style:use-window-font-color="true" fo:font-size="12pt" style:font-size-asian="12pt" style:font-size-complex="12pt"/>
    </style:style>
    <style:style style:name="T6" style:family="text">
      <style:text-properties style:use-window-font-color="true" fo:font-size="12pt" officeooo:rsid="03745fbe" style:font-size-asian="12pt" style:font-size-complex="12pt"/>
    </style:style>
    <style:style style:name="T7" style:family="text">
      <style:text-properties style:use-window-font-color="true" fo:font-size="12pt" officeooo:rsid="037549be" style:font-size-asian="12pt" style:font-size-complex="12pt"/>
    </style:style>
    <style:style style:name="T8" style:family="text">
      <style:text-properties style:use-window-font-color="true" fo:font-size="12pt" officeooo:rsid="03784bdd" style:font-size-asian="12pt" style:font-size-complex="12pt"/>
    </style:style>
    <style:style style:name="T9" style:family="text">
      <style:text-properties style:use-window-font-color="true" fo:font-size="12pt" officeooo:rsid="04a9e17c" style:font-size-asian="12pt" style:font-size-complex="12pt"/>
    </style:style>
    <style:style style:name="T10" style:family="text">
      <style:text-properties style:use-window-font-color="true" fo:font-size="12pt" officeooo:rsid="04ab2c29" style:font-size-asian="12pt" style:font-size-complex="12pt"/>
    </style:style>
    <style:style style:name="T11" style:family="text">
      <style:text-properties style:use-window-font-color="true" fo:font-size="12pt" officeooo:rsid="04ac22e2" style:font-size-asian="12pt" style:font-size-complex="12pt"/>
    </style:style>
    <style:style style:name="T12" style:family="text">
      <style:text-properties style:use-window-font-color="true" fo:font-size="12pt" officeooo:rsid="04adbdbf" style:font-size-asian="12pt" style:font-size-complex="12pt"/>
    </style:style>
    <style:style style:name="T13" style:family="text">
      <style:text-properties style:use-window-font-color="true" fo:font-size="12pt" fo:font-weight="bold" style:font-size-asian="12pt" style:font-weight-asian="bold" style:font-size-complex="12pt"/>
    </style:style>
    <style:style style:name="T14" style:family="text">
      <style:text-properties style:use-window-font-color="true" fo:font-size="12pt" fo:font-weight="bold" style:font-size-asian="12pt" style:font-weight-asian="bold" style:font-size-complex="12pt" style:font-weight-complex="bold"/>
    </style:style>
    <style:style style:name="T15" style:family="text">
      <style:text-properties style:use-window-font-color="true" fo:font-size="12pt" fo:font-style="italic" fo:font-weight="bold" officeooo:rsid="03745fbe" style:font-size-asian="12pt" style:font-style-asian="italic" style:font-weight-asian="bold" style:font-size-complex="12pt" style:font-style-complex="italic"/>
    </style:style>
    <style:style style:name="T16" style:family="text">
      <style:text-properties style:use-window-font-color="true" fo:font-size="12pt" fo:font-style="italic" fo:font-weight="normal" style:font-size-asian="12pt" style:font-style-asian="italic" style:font-weight-asian="normal" style:font-size-complex="12pt"/>
    </style:style>
    <style:style style:name="T17" style:family="text">
      <style:text-properties style:use-window-font-color="true" fo:font-size="12pt" fo:font-style="italic" fo:font-weight="normal" officeooo:rsid="03767fe9" style:font-size-asian="12pt" style:font-style-asian="italic" style:font-weight-asian="normal" style:font-size-complex="12pt"/>
    </style:style>
    <style:style style:name="T18" style:family="text">
      <style:text-properties style:use-window-font-color="true" fo:font-size="12pt" fo:font-style="italic" fo:font-weight="normal" officeooo:rsid="04aec8b5" style:font-size-asian="12pt" style:font-style-asian="italic" style:font-weight-asian="normal" style:font-size-complex="12pt"/>
    </style:style>
    <style:style style:name="T19" style:family="text">
      <style:text-properties style:use-window-font-color="true" fo:font-size="12pt" fo:font-style="italic" fo:font-weight="normal" officeooo:rsid="04b055e1" style:font-size-asian="12pt" style:font-style-asian="italic" style:font-weight-asian="normal" style:font-size-complex="12pt"/>
    </style:style>
    <style:style style:name="T20" style:family="text">
      <style:text-properties style:use-window-font-color="true" fo:font-size="12pt" fo:font-weight="normal" officeooo:rsid="037549be" style:font-size-asian="12pt" style:font-weight-asian="normal" style:font-size-complex="12pt" style:font-weight-complex="normal"/>
    </style:style>
    <style:style style:name="T21" style:family="text">
      <style:text-properties style:use-window-font-color="true" style:text-position="sub 58%" fo:font-style="italic" fo:font-weight="normal" style:font-style-asian="italic" style:font-weight-asian="normal"/>
    </style:style>
    <style:style style:name="T22" style:family="text">
      <style:text-properties style:use-window-font-color="true" style:text-position="sub 58%" fo:font-style="italic" fo:font-weight="normal" officeooo:rsid="04c84b90" style:font-style-asian="italic" style:font-weight-asian="normal"/>
    </style:style>
    <style:style style:name="T23" style:family="text">
      <style:text-properties style:use-window-font-color="true" style:text-position="sub 58%" fo:font-style="italic" fo:font-weight="normal" officeooo:rsid="04ed2c28" style:font-style-asian="italic" style:font-weight-asian="normal"/>
    </style:style>
    <style:style style:name="T24" style:family="text">
      <style:text-properties style:use-window-font-color="true" fo:font-style="italic" fo:font-weight="normal" style:font-style-asian="italic" style:font-weight-asian="normal"/>
    </style:style>
    <style:style style:name="T25" style:family="text">
      <style:text-properties style:use-window-font-color="true" fo:font-style="italic" fo:font-weight="normal" officeooo:rsid="04c84b90" style:font-style-asian="italic" style:font-weight-asian="normal"/>
    </style:style>
    <style:style style:name="T26" style:family="text">
      <style:text-properties style:use-window-font-color="true" fo:font-style="italic" fo:font-weight="normal" officeooo:rsid="04cf74ae" style:font-style-asian="italic" style:font-weight-asian="normal"/>
    </style:style>
    <style:style style:name="T27" style:family="text">
      <style:text-properties style:use-window-font-color="true" fo:font-style="italic" fo:font-weight="normal" officeooo:rsid="04d2c344" style:font-style-asian="italic" style:font-weight-asian="normal"/>
    </style:style>
    <style:style style:name="T28" style:family="text">
      <style:text-properties style:use-window-font-color="true" fo:font-style="italic" fo:font-weight="normal" officeooo:rsid="04ed2c28" style:font-style-asian="italic" style:font-weight-asian="normal"/>
    </style:style>
    <style:style style:name="T29" style:family="text">
      <style:text-properties style:use-window-font-color="true" style:font-name="David CLM" fo:font-size="12pt" fo:font-style="italic" fo:font-weight="normal" officeooo:rsid="04cfe019" style:font-size-asian="12pt" style:font-style-asian="italic" style:font-weight-asian="normal" style:font-name-complex="David CLM" style:font-size-complex="12pt" style:font-weight-complex="normal"/>
    </style:style>
    <style:style style:name="T30" style:family="text">
      <style:text-properties fo:font-style="italic" style:font-style-asian="italic" style:font-style-complex="italic"/>
    </style:style>
    <style:style style:name="T31" style:family="text">
      <style:text-properties fo:font-style="italic" fo:font-weight="normal" officeooo:rsid="04dbf2f7" style:font-style-asian="italic" style:font-weight-asian="normal" style:font-weight-complex="normal"/>
    </style:style>
    <style:style style:name="T32" style:family="text">
      <style:text-properties fo:font-style="italic" fo:font-weight="normal" officeooo:rsid="04da209c" style:font-style-asian="italic" style:font-weight-asian="normal" style:font-weight-complex="normal"/>
    </style:style>
    <style:style style:name="T33" style:family="text">
      <style:text-properties fo:font-style="italic" fo:font-weight="normal" officeooo:rsid="04fc09cd" style:font-style-asian="italic" style:font-weight-asian="normal" style:font-weight-complex="normal"/>
    </style:style>
    <style:style style:name="T34" style:family="text">
      <style:text-properties officeooo:rsid="04445db3"/>
    </style:style>
    <style:style style:name="T35" style:family="text">
      <style:text-properties officeooo:rsid="04a9e17c"/>
    </style:style>
    <style:style style:name="T36" style:family="text">
      <style:text-properties officeooo:rsid="04b135b6"/>
    </style:style>
    <style:style style:name="T37" style:family="text">
      <style:text-properties officeooo:rsid="04b31ad0"/>
    </style:style>
    <style:style style:name="T38" style:family="text">
      <style:text-properties officeooo:rsid="04b5be47"/>
    </style:style>
    <style:style style:name="T39" style:family="text">
      <style:text-properties officeooo:rsid="04b9987c"/>
    </style:style>
    <style:style style:name="T40" style:family="text">
      <style:text-properties fo:color="#000000"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41" style:family="text">
      <style:text-properties fo:color="#000000"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42" style:family="text">
      <style:text-properties fo:color="#000000" style:text-outline="false" style:text-line-through-style="none" style:text-line-through-type="none" fo:font-style="normal" fo:text-shadow="none" style:text-underline-style="none" fo:font-weight="bold" officeooo:rsid="04cf74ae" style:letter-kerning="true" style:font-style-asian="normal" style:font-weight-asian="bold" style:text-emphasize="none"/>
    </style:style>
    <style:style style:name="T43"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4" style:family="text">
      <style:text-properties fo:color="#000000" style:text-outline="false" style:text-line-through-style="none" style:text-line-through-type="none" fo:font-style="normal" fo:text-shadow="none" style:text-underline-style="none" fo:font-weight="normal" officeooo:rsid="04cf74ae" style:letter-kerning="true" style:font-style-asian="normal" style:font-weight-asian="normal" style:text-emphasize="none"/>
    </style:style>
    <style:style style:name="T45" style:family="text">
      <style:text-properties fo:color="#000000" style:text-outline="false" style:text-line-through-style="none" style:text-line-through-type="none" fo:font-style="normal" fo:text-shadow="none" style:text-underline-style="none" fo:font-weight="normal" officeooo:rsid="04d2c344" style:letter-kerning="true" style:font-style-asian="normal" style:font-weight-asian="normal" style:text-emphasize="none"/>
    </style:style>
    <style:style style:name="T46" style:family="text">
      <style:text-properties fo:color="#000000" style:text-outline="false" style:text-line-through-style="none" style:text-line-through-type="none" fo:font-style="normal" fo:text-shadow="none" style:text-underline-style="none" fo:font-weight="normal" officeooo:rsid="04cfe019" style:letter-kerning="true" style:font-style-asian="normal" style:font-weight-asian="normal" style:text-emphasize="none"/>
    </style:style>
    <style:style style:name="T47" style:family="text">
      <style:text-properties fo:color="#000000" style:text-outline="false" style:text-line-through-style="none" style:text-line-through-type="none" fo:font-style="normal" fo:text-shadow="none" style:text-underline-style="none" fo:font-weight="normal" officeooo:rsid="04dac1f8" style:letter-kerning="true" style:font-style-asian="normal" style:font-weight-asian="normal" style:text-emphasize="none"/>
    </style:style>
    <style:style style:name="T48" style:family="text">
      <style:text-properties fo:color="#000000" style:text-outline="false" style:text-line-through-style="none" style:text-line-through-type="none" fo:font-style="normal" fo:text-shadow="none" style:text-underline-style="none" fo:font-weight="normal" officeooo:rsid="04db026c" style:letter-kerning="true" style:font-style-asian="normal" style:font-weight-asian="normal" style:text-emphasize="none"/>
    </style:style>
    <style:style style:name="T49" style:family="text">
      <style:text-properties fo:color="#000000" style:text-outline="false" style:text-line-through-style="none" style:text-line-through-type="none" fo:font-style="normal" fo:text-shadow="none" style:text-underline-style="none" fo:font-weight="normal" officeooo:rsid="04db9181" style:letter-kerning="true" style:font-style-asian="normal" style:font-weight-asian="normal" style:text-emphasize="none"/>
    </style:style>
    <style:style style:name="T50" style:family="text">
      <style:text-properties fo:color="#000000" style:font-name="DejaVu Sans Mono" fo:font-size="11.5pt" fo:font-style="normal" fo:font-weight="normal" officeooo:rsid="04cfe019" style:font-size-asian="11.5pt" style:font-style-asian="normal" style:font-weight-asian="normal" style:font-name-complex="David CLM" style:font-size-complex="12pt" style:font-weight-complex="normal"/>
    </style:style>
    <style:style style:name="T51" style:family="text">
      <style:text-properties fo:color="#000000" style:font-name="DejaVu Sans Mono" fo:font-size="11.5pt" fo:font-style="normal" fo:font-weight="normal" officeooo:rsid="04fa17f1" style:font-size-asian="11.5pt" style:font-style-asian="normal" style:font-weight-asian="normal" style:font-name-complex="David CLM" style:font-size-complex="12pt" style:font-weight-complex="normal"/>
    </style:style>
    <style:style style:name="T52" style:family="text">
      <style:text-properties fo:color="#000000" style:font-name="DejaVu Sans Mono" fo:font-size="11.5pt" fo:font-style="normal" fo:font-weight="normal" officeooo:rsid="04fb1cbb" style:font-size-asian="11.5pt" style:font-style-asian="normal" style:font-weight-asian="normal" style:font-name-complex="David CLM" style:font-size-complex="12pt" style:font-weight-complex="normal"/>
    </style:style>
    <style:style style:name="T53" style:family="text">
      <style:text-properties fo:color="#000000" style:font-name="DejaVu Sans Mono" fo:font-size="11.5pt" fo:font-style="normal" style:font-size-asian="11.5pt" style:font-style-asian="normal"/>
    </style:style>
    <style:style style:name="T54" style:family="text">
      <style:text-properties fo:color="#000000" style:font-name="DejaVu Sans Mono" fo:font-size="11.5pt" fo:font-style="normal" officeooo:rsid="04fa17f1" style:font-size-asian="11.5pt" style:font-style-asian="normal"/>
    </style:style>
    <style:style style:name="T55" style:family="text">
      <style:text-properties fo:color="#000000" style:font-name="DejaVu Sans Mono" fo:font-size="11.5pt" fo:font-style="normal" officeooo:rsid="04fb1cbb" style:font-size-asian="11.5pt" style:font-style-asian="normal"/>
    </style:style>
    <style:style style:name="T56" style:family="text">
      <style:text-properties style:text-outline="false" style:text-line-through-style="none" style:text-line-through-type="none" style:text-position="4% 100%" fo:font-style="normal" fo:text-shadow="none" style:text-underline-style="none" fo:font-weight="bold" style:letter-kerning="true" style:font-style-asian="normal" style:font-weight-asian="bold" style:font-weight-complex="bold" style:text-emphasize="none"/>
    </style:style>
    <style:style style:name="T57" style:family="text">
      <style:text-properties style:text-outline="false" style:text-line-through-style="none" style:text-line-through-type="none" style:text-position="4% 100%" fo:font-style="normal" fo:text-shadow="none" style:text-underline-style="none" fo:font-weight="bold" officeooo:rsid="04cbd745" style:letter-kerning="true" style:font-style-asian="normal" style:font-weight-asian="bold" style:font-weight-complex="bold" style:text-emphasize="none"/>
    </style:style>
    <style:style style:name="T58"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59" style:family="text">
      <style:text-properties style:text-outline="false" style:text-line-through-style="none" style:text-line-through-type="none" fo:font-style="normal" fo:text-shadow="none" style:text-underline-style="none" fo:font-weight="bold" officeooo:rsid="04cbd745" style:letter-kerning="true" style:font-style-asian="normal" style:font-weight-asian="bold" style:font-weight-complex="bold" style:text-emphasize="none"/>
    </style:style>
    <style:style style:name="T60"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61" style:family="text">
      <style:text-properties style:text-outline="false" style:text-line-through-style="none" style:text-line-through-type="none" fo:font-style="normal" fo:text-shadow="none" style:text-underline-style="none" fo:font-weight="normal" officeooo:rsid="04bd46a8" style:letter-kerning="true" style:font-style-asian="normal" style:font-weight-asian="normal" style:text-emphasize="none"/>
    </style:style>
    <style:style style:name="T62" style:family="text">
      <style:text-properties style:text-outline="false" style:text-line-through-style="none" style:text-line-through-type="none" fo:font-style="normal" fo:text-shadow="none" style:text-underline-style="none" fo:font-weight="normal" officeooo:rsid="04c311ed" style:letter-kerning="true" style:font-style-asian="normal" style:font-weight-asian="normal" style:text-emphasize="none"/>
    </style:style>
    <style:style style:name="T63" style:family="text">
      <style:text-properties style:text-outline="false" style:text-line-through-style="none" style:text-line-through-type="none" fo:font-style="normal" fo:text-shadow="none" style:text-underline-style="none" fo:font-weight="normal" officeooo:rsid="04cdfafb" style:letter-kerning="true" style:font-style-asian="normal" style:font-weight-asian="normal" style:text-emphasize="none"/>
    </style:style>
    <style:style style:name="T64" style:family="text">
      <style:text-properties style:text-outline="false" style:text-line-through-style="none" style:text-line-through-type="none" fo:font-style="normal" fo:text-shadow="none" style:text-underline-style="none" fo:font-weight="normal" officeooo:rsid="04cbd745" style:letter-kerning="true" style:font-style-asian="normal" style:font-weight-asian="normal" style:text-emphasize="none"/>
    </style:style>
    <style:style style:name="T65" style:family="text">
      <style:text-properties style:text-outline="false" style:text-line-through-style="none" style:text-line-through-type="none" fo:font-style="normal" fo:text-shadow="none" style:text-underline-style="none" fo:font-weight="normal" officeooo:rsid="04da209c" style:letter-kerning="true" style:font-style-asian="normal" style:font-weight-asian="normal" style:text-emphasize="none"/>
    </style:style>
    <style:style style:name="T66"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67" style:family="text">
      <style:text-properties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text-emphasize="none"/>
    </style:style>
    <style:style style:name="T68" style:family="text">
      <style:text-properties style:text-outline="false" style:text-line-through-style="none" style:text-line-through-type="none" fo:font-size="12pt" fo:font-style="normal" fo:text-shadow="none" style:text-underline-style="none" fo:font-weight="normal" officeooo:rsid="04bf022a" style:letter-kerning="true" style:font-size-asian="12pt" style:font-style-asian="normal" style:font-weight-asian="normal" style:font-size-complex="12pt" style:text-emphasize="none"/>
    </style:style>
    <style:style style:name="T69" style:family="text">
      <style:text-properties style:text-outline="false" style:text-line-through-style="none" style:text-line-through-type="none" fo:font-size="12pt" fo:font-style="normal" fo:text-shadow="none" style:text-underline-style="none" fo:font-weight="normal" officeooo:rsid="04c189bd" style:letter-kerning="true" style:font-size-asian="12pt" style:font-style-asian="normal" style:font-weight-asian="normal" style:font-size-complex="12pt" style:text-emphasize="none"/>
    </style:style>
    <style:style style:name="T70" style:family="text">
      <style:text-properties style:text-outline="false" style:text-line-through-style="none" style:text-line-through-type="none" fo:font-size="12pt" fo:font-style="normal" fo:text-shadow="none" style:text-underline-style="none" fo:font-weight="normal" officeooo:rsid="04c8ed94" style:letter-kerning="true" style:font-size-asian="12pt" style:font-style-asian="normal" style:font-weight-asian="normal" style:font-size-complex="12pt" style:text-emphasize="none"/>
    </style:style>
    <style:style style:name="T71"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72" style:family="text">
      <style:text-properties style:text-outline="false" style:text-line-through-style="none" style:text-line-through-type="none" fo:font-style="italic" fo:text-shadow="none" style:text-underline-style="none" fo:font-weight="normal" officeooo:rsid="04cf74ae" style:letter-kerning="true" style:font-style-asian="italic" style:font-weight-asian="normal" style:font-style-complex="italic" style:text-emphasize="none"/>
    </style:style>
    <style:style style:name="T73" style:family="text">
      <style:text-properties style:text-outline="false" style:text-line-through-style="none" style:text-line-through-type="none" fo:font-style="italic" fo:text-shadow="none" style:text-underline-style="none" fo:font-weight="normal" officeooo:rsid="04cbd745" style:letter-kerning="true" style:font-style-asian="italic" style:font-weight-asian="normal" style:font-style-complex="italic" style:text-emphasize="none"/>
    </style:style>
    <style:style style:name="T74"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75"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weight-complex="bold" style:text-emphasize="none"/>
    </style:style>
    <style:style style:name="T76" style:family="text">
      <style:text-properties style:text-outline="false" style:text-line-through-style="none" style:text-line-through-type="none" fo:font-style="italic" fo:text-shadow="none" style:text-underline-style="none" style:letter-kerning="true" style:font-style-asian="italic" style:text-emphasize="none"/>
    </style:style>
    <style:style style:name="T77"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78" style:family="text">
      <style:text-properties style:text-outline="false" style:text-line-through-style="none" style:text-line-through-type="none" style:text-position="-31% 100%" fo:font-style="italic" fo:text-shadow="none" style:text-underline-style="none" style:letter-kerning="true" style:font-style-asian="italic" style:text-emphasize="none"/>
    </style:style>
    <style:style style:name="T79" style:family="text">
      <style:text-properties officeooo:rsid="04bf022a"/>
    </style:style>
    <style:style style:name="T80" style:family="text">
      <style:text-properties style:font-style-complex="italic"/>
    </style:style>
    <style:style style:name="T81" style:family="text">
      <style:text-properties officeooo:rsid="04cf74ae" style:font-style-complex="italic"/>
    </style:style>
    <style:style style:name="T82" style:family="text">
      <style:text-properties officeooo:rsid="04da209c" style:font-style-complex="italic"/>
    </style:style>
    <style:style style:name="T83" style:family="text">
      <style:text-properties officeooo:rsid="04ed2c28" style:font-style-complex="italic"/>
    </style:style>
    <style:style style:name="T84" style:family="text">
      <style:text-properties officeooo:rsid="04f87508" style:font-style-complex="italic"/>
    </style:style>
    <style:style style:name="T85" style:family="text">
      <style:text-properties officeooo:rsid="04ca9eb3"/>
    </style:style>
    <style:style style:name="T86" style:family="text">
      <style:text-properties officeooo:rsid="04cc9131"/>
    </style:style>
    <style:style style:name="T87" style:family="text">
      <style:text-properties officeooo:rsid="04cf74ae"/>
    </style:style>
    <style:style style:name="T88" style:family="text">
      <style:text-properties officeooo:rsid="04cfe019"/>
    </style:style>
    <style:style style:name="T89" style:family="text">
      <style:text-properties officeooo:rsid="04d2b440"/>
    </style:style>
    <style:style style:name="T90" style:family="text">
      <style:text-properties officeooo:rsid="04d300cf"/>
    </style:style>
    <style:style style:name="T91" style:family="text">
      <style:text-properties officeooo:rsid="04da209c"/>
    </style:style>
    <style:style style:name="T92" style:family="text">
      <style:text-properties officeooo:rsid="04db9181"/>
    </style:style>
    <style:style style:name="T93" style:family="text">
      <style:text-properties officeooo:rsid="05add877"/>
    </style:style>
    <style:style style:name="T94" style:family="text">
      <style:text-properties officeooo:rsid="04df76eb"/>
    </style:style>
    <style:style style:name="T95" style:family="text">
      <style:text-properties officeooo:rsid="04ed2c28"/>
    </style:style>
    <style:style style:name="T96" style:family="text">
      <style:text-properties style:text-position="sub 58%"/>
    </style:style>
    <style:style style:name="T97" style:family="text">
      <style:text-properties style:text-position="sub 58%" officeooo:rsid="04ed2c28"/>
    </style:style>
    <style:style style:name="T98" style:family="text">
      <style:text-properties fo:font-style="normal" officeooo:rsid="04ed2c28" style:font-style-asian="normal" style:font-style-complex="normal"/>
    </style:style>
    <style:style style:name="T99" style:family="text">
      <style:text-properties officeooo:rsid="04efc684"/>
    </style:style>
    <style:style style:name="T100" style:family="text">
      <style:text-properties officeooo:rsid="04f2f59f"/>
    </style:style>
    <style:style style:name="T101" style:family="text">
      <style:text-properties officeooo:rsid="04f35f96"/>
    </style:style>
    <style:style style:name="T102" style:family="text">
      <style:text-properties officeooo:rsid="04f7720a"/>
    </style:style>
    <style:style style:name="T103" style:family="text">
      <style:text-properties officeooo:rsid="04f87508"/>
    </style:style>
    <style:style style:name="T104" style:family="text">
      <style:text-properties fo:color="#000080" style:font-name="DejaVu Sans Mono" fo:font-size="11.5pt" fo:font-style="normal" fo:font-weight="normal" officeooo:rsid="04cfe019" style:font-size-asian="11.5pt" style:font-style-asian="normal" style:font-weight-asian="normal" style:font-name-complex="David CLM" style:font-size-complex="12pt" style:font-weight-complex="normal"/>
    </style:style>
    <style:style style:name="T105" style:family="text">
      <style:text-properties fo:color="#000080" style:font-name="DejaVu Sans Mono" fo:font-size="11.5pt" fo:font-style="normal" fo:font-weight="bold" style:font-size-asian="11.5pt" style:font-style-asian="normal" style:font-weight-asian="bold"/>
    </style:style>
    <style:style style:name="T106" style:family="text">
      <style:text-properties fo:color="#000080" style:font-name="DejaVu Sans Mono" fo:font-size="11.5pt" fo:font-style="normal" fo:font-weight="bold" officeooo:rsid="04cfe019" style:font-size-asian="11.5pt" style:font-style-asian="normal" style:font-weight-asian="bold" style:font-name-complex="David CLM" style:font-size-complex="12pt" style:font-weight-complex="normal"/>
    </style:style>
    <style:style style:name="T107" style:family="text">
      <style:text-properties fo:color="#000080" style:font-name="DejaVu Sans Mono" fo:font-size="11.5pt" fo:font-style="normal" style:font-size-asian="11.5pt" style:font-style-asian="normal"/>
    </style:style>
    <style:style style:name="T108" style:family="text">
      <style:text-properties fo:color="#008080" style:font-name="DejaVu Sans Mono" fo:font-size="11.5pt" fo:font-style="normal" fo:font-weight="bold" style:font-size-asian="11.5pt" style:font-style-asian="normal" style:font-weight-asian="bold"/>
    </style:style>
    <style:style style:name="T109" style:family="text">
      <style:text-properties fo:color="#008080" style:font-name="DejaVu Sans Mono" fo:font-size="11.5pt" fo:font-style="normal" fo:font-weight="bold" officeooo:rsid="04cfe019" style:font-size-asian="11.5pt" style:font-style-asian="normal" style:font-weight-asian="bold" style:font-name-complex="David CLM" style:font-size-complex="12pt" style:font-weight-complex="normal"/>
    </style:style>
    <style:style style:name="T110" style:family="text">
      <style:text-properties fo:color="#0000ff" style:font-name="DejaVu Sans Mono" fo:font-size="11.5pt" fo:font-style="normal" fo:font-weight="normal" officeooo:rsid="04cfe019" style:font-size-asian="11.5pt" style:font-style-asian="normal" style:font-weight-asian="normal" style:font-name-complex="David CLM" style:font-size-complex="12pt" style:font-weight-complex="normal"/>
    </style:style>
    <style:style style:name="T111" style:family="text">
      <style:text-properties fo:color="#0000ff" style:font-name="DejaVu Sans Mono" fo:font-size="11.5pt" fo:font-style="normal" style:font-size-asian="11.5pt" style:font-style-asian="normal"/>
    </style:style>
    <style:style style:name="T112" style:family="text">
      <style:text-properties fo:color="#660099" style:font-name="DejaVu Sans Mono" fo:font-size="11.5pt" fo:font-style="normal" fo:font-weight="normal" officeooo:rsid="04cfe019" style:font-size-asian="11.5pt" style:font-style-asian="normal" style:font-weight-asian="normal" style:font-name-complex="David CLM" style:font-size-complex="12pt" style:font-weight-complex="normal"/>
    </style:style>
    <style:style style:name="T113" style:family="text">
      <style:text-properties fo:color="#660099" style:font-name="DejaVu Sans Mono" fo:font-size="11.5pt" fo:font-style="normal" style:font-size-asian="11.5pt" style:font-style-asian="normal"/>
    </style:style>
    <style:style style:name="T114" style:family="text">
      <style:text-properties officeooo:rsid="04fc09c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1">יעילות פארטו</text:h>
      <text:p text:style-name="P45"><text:span text:style-name="T34">בשיעור הזה נלמד על שיקול נוסף שהוא חשוב מאד בכלכלה - </text:span><text:span text:style-name="T2">יעילות</text:span><text:span text:style-name="T34">.</text:span></text:p>
      <text:p text:style-name="P46">מהי יעילות כלכלית? נסביר ע"י דוגמה. </text:p>
      <text:p text:style-name="P47">שלושה אחים רוצים ללכת יחד למסעדה ומתלבטים באיזו מסעדה לבחור. כל אח מדרג את המסעדות מהכי גרועה בעיניו (1) להכי טובה בעיניו (5):</text:p>
      <table:table table:name="Table1" table:style-name="Table1">
        <table:table-column table:style-name="Table1.A" table:number-columns-repeated="5"/>
        <table:table-column table:style-name="Table1.F"/>
        <table:table-row>
          <table:table-cell table:style-name="Table1.A1" office:value-type="string">
            <text:p text:style-name="P78">מסעדה:</text:p>
          </table:table-cell>
          <table:table-cell table:style-name="Table1.A1" office:value-type="string">
            <text:p text:style-name="P79">א</text:p>
          </table:table-cell>
          <table:table-cell table:style-name="Table1.A1" office:value-type="string">
            <text:p text:style-name="P79">ב</text:p>
          </table:table-cell>
          <table:table-cell table:style-name="Table1.A1" office:value-type="string">
            <text:p text:style-name="P79">ג</text:p>
          </table:table-cell>
          <table:table-cell table:style-name="Table1.A1" office:value-type="string">
            <text:p text:style-name="P79">ד</text:p>
          </table:table-cell>
          <table:table-cell table:style-name="Table1.F1" office:value-type="string">
            <text:p text:style-name="P79">ה</text:p>
          </table:table-cell>
        </table:table-row>
        <table:table-row>
          <table:table-cell table:style-name="Table1.A2" office:value-type="string">
            <text:p text:style-name="P83">עמי:</text:p>
          </table:table-cell>
          <table:table-cell table:style-name="Table1.A2" office:value-type="string">
            <text:p text:style-name="P88">1</text:p>
          </table:table-cell>
          <table:table-cell table:style-name="Table1.A2" office:value-type="string">
            <text:p text:style-name="P90">2</text:p>
          </table:table-cell>
          <table:table-cell table:style-name="Table1.A2" office:value-type="string">
            <text:p text:style-name="P90">3</text:p>
          </table:table-cell>
          <table:table-cell table:style-name="Table1.A2" office:value-type="string">
            <text:p text:style-name="P90">4</text:p>
          </table:table-cell>
          <table:table-cell table:style-name="Table1.F2" office:value-type="string">
            <text:p text:style-name="P90">5</text:p>
          </table:table-cell>
        </table:table-row>
        <table:table-row>
          <table:table-cell table:style-name="Table1.A2" office:value-type="string">
            <text:p text:style-name="P83">תמי:</text:p>
          </table:table-cell>
          <table:table-cell table:style-name="Table1.A2" office:value-type="string">
            <text:p text:style-name="P90">3</text:p>
          </table:table-cell>
          <table:table-cell table:style-name="Table1.A2" office:value-type="string">
            <text:p text:style-name="P90">1</text:p>
          </table:table-cell>
          <table:table-cell table:style-name="Table1.A2" office:value-type="string">
            <text:p text:style-name="P90">2</text:p>
          </table:table-cell>
          <table:table-cell table:style-name="Table1.A2" office:value-type="string">
            <text:p text:style-name="P90">5</text:p>
          </table:table-cell>
          <table:table-cell table:style-name="Table1.F2" office:value-type="string">
            <text:p text:style-name="P90">4</text:p>
          </table:table-cell>
        </table:table-row>
        <table:table-row>
          <table:table-cell table:style-name="Table1.A2" office:value-type="string">
            <text:p text:style-name="P83">רמי:</text:p>
          </table:table-cell>
          <table:table-cell table:style-name="Table1.A2" office:value-type="string">
            <text:p text:style-name="P90">3</text:p>
          </table:table-cell>
          <table:table-cell table:style-name="Table1.A2" office:value-type="string">
            <text:p text:style-name="P90">5</text:p>
          </table:table-cell>
          <table:table-cell table:style-name="Table1.A2" office:value-type="string">
            <text:p text:style-name="P90">5</text:p>
          </table:table-cell>
          <table:table-cell table:style-name="Table1.A2" office:value-type="string">
            <text:p text:style-name="P90">1</text:p>
          </table:table-cell>
          <table:table-cell table:style-name="Table1.F2" office:value-type="string">
            <text:p text:style-name="P90">1</text:p>
          </table:table-cell>
        </table:table-row>
      </table:table>
      <text:p text:style-name="P48"/>
      <text:p text:style-name="P49">איזו מסעדה הכי טובה? זה תלוי - מסעדה ה הכי טובה עבור עמי, מסעדה ד הכי טובה עבור תמי, ומסעדות ב,ג הכי טובות עבור רמי. </text:p>
      <text:p text:style-name="P49">אבל יש מסעדה אחת שאפשר להגיד עליה בוודאות שהיא "לא טובה". מה היא?</text:p>
      <text:p text:style-name="P49"><text:span text:style-name="T30">תשובה</text:span>: מסעדה ב! למה? כי מסעדה ג יותר טובה ממסעדה ב עבור עמי ותמי, ומבחינת רמי הן אותו הדבר. אז אין שום סיבה שהאחים יבחרו את מסעדה ב - זה יהיה <text:span text:style-name="T1">לא יעיל</text:span>. </text:p>
      <text:p text:style-name="P50"><text:span text:style-name="T35">עכשיו נגדיר פורמלית את תכונת היעילות. </text:span><text:span text:style-name="T6">התכונה הוגדרה פורמלית </text:span><text:span text:style-name="T9">לראשונה </text:span><text:span text:style-name="T6">ע"י וילפרדו פארטו</text:span><text:span text:style-name="T7"> (Pareto)</text:span><text:span text:style-name="T6"> - כלכלן איטלקי שחי לפני כ-100 שנה. אולם הרעיון קיים כבר בתלמוד </text:span><text:span text:style-name="T8">בעיקרון</text:span><text:span text:style-name="T6"> “</text:span><text:span text:style-name="T15">זה נהנה וזה לא חסר</text:span><text:span text:style-name="T6">”. <text:s/>הנה ההגדרות:</text:span></text:p>
      <text:list xml:id="list2307246266" text:style-name="L1">
        <text:list-item>
          <text:p text:style-name="P99"><text:span text:style-name="T9">מצב </text:span><text:span text:style-name="T5">א נקרא </text:span><text:span text:style-name="T14">שיפור פארטו </text:span><text:span text:style-name="T5">(</text:span><text:span text:style-name="T7">Pareto improvement</text:span><text:span text:style-name="T5">) של </text:span><text:span text:style-name="T9">מצב </text:span><text:span text:style-name="T5">ב, אם </text:span><text:span text:style-name="T9">מצב </text:span><text:span text:style-name="T7">א </text:span><text:span text:style-name="T5">טוב יותר לחלק מהמשתתפים</text:span><text:span text:style-name="T7"> ("זה נהנה")</text:span><text:span text:style-name="T5">, וטוב לפחות באותה מידה </text:span><text:span text:style-name="T7">לכל השאר ("וזה לא חסר")</text:span><text:span text:style-name="T5">.</text:span></text:p>
        </text:list-item>
        <text:list-item>
          <text:p text:style-name="P100"><text:span text:style-name="T9">מצב </text:span><text:span text:style-name="T5">נקרא </text:span><text:span text:style-name="T14">יעיל פארטו</text:span><text:span text:style-name="T13"> </text:span><text:span text:style-name="T20">(Pareto efficient / Pareto optimal) </text:span><text:span text:style-name="T5">אם לא קיי</text:span><text:span text:style-name="T9">ם</text:span><text:span text:style-name="T5"> </text:span><text:span text:style-name="T9">מצב אחר שהוא </text:span><text:span text:style-name="T5">שיפור פארטו של</text:span><text:span text:style-name="T9">ו</text:span><text:span text:style-name="T5">.</text:span></text:p>
        </text:list-item>
      </text:list>
      <text:p text:style-name="P9">עכשיו אפשר לבדוק ולראות בדוגמה למעלה, שכל המסעדות הן יעילות-פארטו חוץ ממסעדה ב.</text:p>
      <text:p text:style-name="P9"/>
      <text:p text:style-name="P21"><text:span text:style-name="T10">העקרון של יעילות-פארטו לא אומר לנו מה </text:span><text:span text:style-name="T11">בדיוק </text:span><text:span text:style-name="T10">לבחור - הרי אין </text:span><text:span text:style-name="T12">בחירה אחת שהיא </text:span><text:span text:style-name="T10">"הכי טוב</text:span><text:span text:style-name="T12">ה</text:span><text:span text:style-name="T10">" עבור כולם. אבל </text:span><text:span text:style-name="T12">יעילות-פארטו היא תנאי </text:span><text:span text:style-name="T10">הכרחי לכך שהבחירה שלנו היא הגיונית. אם בחרנו באפשרות שהיא לא יעילה פארטו - כנראה לא התאמצנו מספיק </text:span><text:span text:style-name="T17">כדי להשביע את רצונם של המשתתפים. </text:span></text:p>
      <text:p text:style-name="P12"/>
      <text:p text:style-name="P22"><text:span text:style-name="T16">אגב, המושג של יעילות פארטו מסביר את ההבדל בין פוליטיקאי לבין כלכלן: פוליטיקאי אמור לשרת אינטרסים של קבוצה מסויימת גם אם זה בא על-חשבון אחרים</text:span><text:span text:style-name="T18"> - לשם כך הוא נבחר.</text:span><text:span text:style-name="T16"> </text:span><text:span text:style-name="T18">התפקיד של כלכלן הוא </text:span><text:span text:style-name="T19">להציע שיפורי פארטו - להציע שיפורים להתנהלות המשק, שישפרו את המצב של כל האוכלוסיה (או לפחות ישפרו את המצב של חלק מהאוכלוסיה בלי לפגוע באחרים).</text:span></text:p>
      <text:p text:style-name="P57">יעילות פארטו בחלוקת קרקעות ועוגות</text:p>
      <text:p text:style-name="P51">עכשיו נחזור לבעיית חלוקת העוגה (והקרקע).<text:span text:style-name="T36"> האם האלגוריתמים לחלוקה הוגנת מחזירים חלוקה שהיא יעילה-פארטו? לצורך הדיון נסתכל על האלגוריתם הפשוט ביותר - "חתוך ובחר" - לחלוקת עוגה בין שני אנשים. האם האלגוריתם הזה תמיד מחזיר חלוקה יעילה פארטו?</text:span></text:p>
      <text:p text:style-name="P52"><text:soft-page-break/>התשובה היא לא<text:span text:style-name="T37">!</text:span></text:p>
      <text:p text:style-name="P53">הנה דוגמה. <text:span text:style-name="T38">נניח שב"עוגה" יש ארבעה איזורים, והשחקנים מעריכים אותם לפי הטבלה הבאה:</text:span></text:p>
      <table:table table:name="Table2" table:style-name="Table2">
        <table:table-column table:style-name="Table2.A" table:number-columns-repeated="2"/>
        <table:table-column table:style-name="Table2.C"/>
        <table:table-column table:style-name="Table2.D"/>
        <table:table-column table:style-name="Table2.E"/>
        <table:table-row>
          <table:table-cell table:style-name="Table2.A1" office:value-type="string">
            <text:p text:style-name="P81"><text:span text:style-name="T38">איזור</text:span>:</text:p>
          </table:table-cell>
          <table:table-cell table:style-name="Table2.A1" office:value-type="string">
            <text:p text:style-name="P80">א</text:p>
          </table:table-cell>
          <table:table-cell table:style-name="Table2.A1" office:value-type="string">
            <text:p text:style-name="P80">ב</text:p>
          </table:table-cell>
          <table:table-cell table:style-name="Table2.A1" office:value-type="string">
            <text:p text:style-name="P80">ג</text:p>
          </table:table-cell>
          <table:table-cell table:style-name="Table2.E1" office:value-type="string">
            <text:p text:style-name="P80">ד</text:p>
          </table:table-cell>
        </table:table-row>
        <table:table-row>
          <table:table-cell table:style-name="Table2.A2" office:value-type="string">
            <text:p text:style-name="P84">עמי:</text:p>
          </table:table-cell>
          <table:table-cell table:style-name="Table2.A2" office:value-type="string">
            <text:p text:style-name="P89">2</text:p>
          </table:table-cell>
          <table:table-cell table:style-name="Table2.A2" office:value-type="string">
            <text:p text:style-name="P91">0</text:p>
          </table:table-cell>
          <table:table-cell table:style-name="Table2.A2" office:value-type="string">
            <text:p text:style-name="P91">0</text:p>
          </table:table-cell>
          <table:table-cell table:style-name="Table2.E2" office:value-type="string">
            <text:p text:style-name="P91">2</text:p>
          </table:table-cell>
        </table:table-row>
        <table:table-row>
          <table:table-cell table:style-name="Table2.A2" office:value-type="string">
            <text:p text:style-name="P84">תמי:</text:p>
          </table:table-cell>
          <table:table-cell table:style-name="Table2.A2" office:value-type="string">
            <text:p text:style-name="P91">1</text:p>
          </table:table-cell>
          <table:table-cell table:style-name="Table2.A2" office:value-type="string">
            <text:p text:style-name="P91">1</text:p>
          </table:table-cell>
          <table:table-cell table:style-name="Table2.A2" office:value-type="string">
            <text:p text:style-name="P91">1</text:p>
          </table:table-cell>
          <table:table-cell table:style-name="Table2.E2" office:value-type="string">
            <text:p text:style-name="P91">1</text:p>
          </table:table-cell>
        </table:table-row>
      </table:table>
      <text:p text:style-name="P54"/>
      <text:p text:style-name="P54">נניח שעמי חותך את העוגה בדיוק באמצע - בין פרוסה ב לפרוסה ג.</text:p>
      <text:p text:style-name="P54">תמי בוחרת את אחת הפרוסות, נניח את הפרוסה הימנית.</text:p>
      <text:p text:style-name="P54">הערך של עמי הוא 2 ושל תמי גם 2.</text:p>
      <text:p text:style-name="P54">זה לא יעיל! כי אילו עמי היה חותך בין א ל-ב, או בין ג ל-ד, אז הערך שלו היה עדיין 2, אבל הערך של תמי היה עולה ל-3 - <text:span text:style-name="T39">זה היה שיפור פארטו - </text:span>"זה נהנה וזו לא חסרה"!</text:p>
      <text:p text:style-name="P55">אמנם במקרים מסויימים האלגוריתם הזה כן יעיל פארטו.</text:p>
      <text:p text:style-name="P43"><text:span text:style-name="T56">מ</text:span><text:span text:style-name="T58">שפט</text:span><text:span text:style-name="T60">: אלגוריתם “חתוך ובחר” מחזיר תוצאה יעילה פארטו אם מתקיימים התנאים הבאים:</text:span></text:p>
      <text:list xml:id="list4277456673" text:style-name="L2">
        <text:list-item>
          <text:p text:style-name="P107">העוגה חד-ממדית.</text:p>
        </text:list-item>
        <text:list-item>
          <text:p text:style-name="P107">שני השחקנים רוצים רק חתיכות קשירות.</text:p>
        </text:list-item>
        <text:list-item>
          <text:p text:style-name="P107">לכל נקודה בעוגה יש ערך חיובי ממש.</text:p>
        </text:list-item>
        <text:list-item>
          <text:p text:style-name="P108"><text:span text:style-name="T60">החותך חותך לשני חלקים שוים ולא "מתחכם"</text:span><text:span text:style-name="T61">.</text:span></text:p>
        </text:list-item>
      </text:list>
      <text:p text:style-name="P44"><text:span text:style-name="T58">הוכחה</text:span><text:span text:style-name="T60">: </text:span></text:p>
      <text:p text:style-name="P59">לפי תנאים 1+2, יש רק שתי אפשרויות: או שהחותך משמאל והבוחר מימין, או הפוך.</text:p>
      <text:p text:style-name="P59">לפי תנאי 3, בסדר שנבחר, אין שיפור פארטו.</text:p>
      <text:p text:style-name="P64"><text:span text:style-name="T60">לפי תנאי 4, גם בסדר ההפוך אין שיפור פארטו.</text:span><text:span text:style-name="T62"> <text:s/>***</text:span></text:p>
      <text:p text:style-name="P59"/>
      <text:p text:style-name="P60">אבל מה קורה אם השחקנים לא מעוניינים דווקא בחתיכות קשירות? </text:p>
      <text:p text:style-name="P66"><text:span text:style-name="T68">לדוגמה, נניח שה"עוגה" היא לא עוגה פיסית, אלא אוסף של משאבי-מיחשוב שצריך לחלק בין כמה משתמשים בשרת מרכזי</text:span><text:span text:style-name="T69">, ולכל אחד מהמשתמשים ישנן העדפות שונות לכל אחד מהמשאבים:</text:span></text:p>
      <text:p text:style-name="P60"/>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82"><text:span text:style-name="T79">משאב</text:span>:</text:p>
          </table:table-cell>
          <table:table-cell table:style-name="Table3.A1" office:value-type="string">
            <text:p text:style-name="P86">דיסק</text:p>
          </table:table-cell>
          <table:table-cell table:style-name="Table3.A1" office:value-type="string">
            <text:p text:style-name="P86">זיכרון</text:p>
          </table:table-cell>
          <table:table-cell table:style-name="Table3.D1" office:value-type="string">
            <text:p text:style-name="P86">מעבד</text:p>
          </table:table-cell>
        </table:table-row>
        <table:table-row>
          <table:table-cell table:style-name="Table3.A2" office:value-type="string">
            <text:p text:style-name="P85">עמי:</text:p>
          </table:table-cell>
          <table:table-cell table:style-name="Table3.A2" office:value-type="string">
            <text:p text:style-name="P92">0</text:p>
          </table:table-cell>
          <table:table-cell table:style-name="Table3.A2" office:value-type="string">
            <text:p text:style-name="P92">19</text:p>
          </table:table-cell>
          <table:table-cell table:style-name="Table3.D2" office:value-type="string">
            <text:p text:style-name="P92">81</text:p>
          </table:table-cell>
        </table:table-row>
        <table:table-row>
          <table:table-cell table:style-name="Table3.A2" office:value-type="string">
            <text:p text:style-name="P85">תמי:</text:p>
          </table:table-cell>
          <table:table-cell table:style-name="Table3.A2" office:value-type="string">
            <text:p text:style-name="P92">20</text:p>
          </table:table-cell>
          <table:table-cell table:style-name="Table3.A2" office:value-type="string">
            <text:p text:style-name="P92">0</text:p>
          </table:table-cell>
          <table:table-cell table:style-name="Table3.D2" office:value-type="string">
            <text:p text:style-name="P92">80</text:p>
          </table:table-cell>
        </table:table-row>
      </table:table>
      <text:p text:style-name="P34"/>
      <text:p text:style-name="P67"><text:span text:style-name="T67">במקרה הזה, אין משמעות לקשירוּת של הפרוסות - הדבר היחיד שמשנה הוא, איזה כמות מכל אחד מהמשאבים </text:span><text:span text:style-name="T70">מקבל </text:span><text:span text:style-name="T67">כל אחד מהשחקנים</text:span><text:span text:style-name="T70">.</text:span></text:p>
      <text:p text:style-name="P61"/>
      <text:p text:style-name="P61">במקרה זה, אלגוריתם "חתוך ובחר" לא בהכרח מחזיר חלוקה יעילה פארטו.</text:p>
      <text:p text:style-name="P63"/>
      <text:p text:style-name="P61">האם קיים אלגוריתם שתמיד מחזיר חלוקה יעילה פארטו?</text:p>
      <text:p text:style-name="P61"/>
      <text:p text:style-name="P62">ואיך בכלל מוצאים חלוקות יעילות פארטו?</text:p>
      <text:p text:style-name="P62"/>
      <text:p text:style-name="P65"><text:soft-page-break/><text:span text:style-name="T60">דרך אחת למצוא חלוקות יעילות-פארטו היא לפתור </text:span><text:span text:style-name="T71">בעיית אופטימיזציה</text:span><text:span text:style-name="T60">. לבעיות אופטימיזציה ישנם שימושים רבים בהמון תחומים, וביניהם גם בכלכלה. יש גם הרבה כלי-תוכנה שונים המאפשרים לפתור בעיות אופטימיזציה ביעילות</text:span><text:span text:style-name="T63"> - נראה אחד מהם בהמשך השיעור.</text:span></text:p>
      <text:p text:style-name="P13"/>
      <text:p text:style-name="P14">הנה בעיית אופטימיזציה פשוטה הקשורה לחלוקת עוגה:</text:p>
      <text:list xml:id="list1567097370" text:style-name="L3">
        <text:list-item>
          <text:p text:style-name="P101"><text:span text:style-name="T80">מצא את החלוקה שבה סכום הערכים של השחקנים הוא מקסימלי</text:span>.</text:p>
        </text:list-item>
      </text:list>
      <text:p text:style-name="P14">בניסוח מתימטי:</text:p>
      <text:p text:style-name="P26"><text:span text:style-name="T25">Maximize <text:s text:c="2"/>V</text:span><text:span text:style-name="T22">1</text:span><text:span text:style-name="T25">(X</text:span><text:span text:style-name="T22">1</text:span><text:span text:style-name="T25">) + V</text:span><text:span text:style-name="T22">2</text:span><text:span text:style-name="T25">(X</text:span><text:span text:style-name="T22">2</text:span><text:span text:style-name="T25">)</text:span></text:p>
      <text:p text:style-name="P30"><text:span text:style-name="T24">such that <text:s text:c="2"/>(X</text:span><text:span text:style-name="T21">1</text:span><text:span text:style-name="T24">,X</text:span><text:span text:style-name="T21">2</text:span><text:span text:style-name="T24">) is a partition</text:span></text:p>
      <text:p text:style-name="P15"/>
      <text:p text:style-name="P15">הבעיה הזאת ניתנת לפתרון בקלות במקרה של חלוקת עוגה: פשוט נותנים כל <text:span text:style-name="T85">איזור </text:span>מהעוגה ל<text:span text:style-name="T85">שחקן שעבורו הערך של האיזור הזה הוא הכי גדול. בדוגמה למעלה - כל הדיסק לתמי, כל הזיכרון לעמי, וכל המעבד לעמי. זה נותן את סכום הערכים המקסימלי - 120.</text:span></text:p>
      <text:p text:style-name="P15"/>
      <text:p text:style-name="P10"><text:span text:style-name="T57">מ</text:span><text:span text:style-name="T59">שפט</text:span><text:span text:style-name="T64">: כל חלוקה הממקסמת את סכום הערכים היא יעילה פארטו.</text:span></text:p>
      <text:p text:style-name="P23"><text:span text:style-name="T40">הוכחה</text:span><text:span text:style-name="T43">: נתונה חלוקה </text:span><text:span text:style-name="T41">א</text:span><text:span text:style-name="T43"> הממקסמת סכום ערכים. <text:s/></text:span></text:p>
      <text:p text:style-name="P68">נניח בשלילה שהחלוקה לא יעילה פארטו.</text:p>
      <text:p text:style-name="P72"><text:span text:style-name="T43">אז קיימת חלוקה </text:span><text:span text:style-name="T41">ב </text:span><text:span text:style-name="T43">שהיא שיפור-פארטו שלה.</text:span></text:p>
      <text:p text:style-name="P72"><text:span text:style-name="T43">בחלוקה </text:span><text:span text:style-name="T41">ב</text:span><text:span text:style-name="T43">, לכל השחקנים יש ערך לפחות כמו בחלוקה </text:span><text:span text:style-name="T41">א</text:span><text:span text:style-name="T43">, ולחלק מהשחקנים יש ערך גבוה יותר.</text:span></text:p>
      <text:p text:style-name="P72"><text:span text:style-name="T43">לכן בחלוקה </text:span><text:span text:style-name="T41">ב </text:span><text:span text:style-name="T43">סכום הערכים גבוה יותר – בסתירה לכך שחלוקה </text:span><text:span text:style-name="T41">א</text:span><text:span text:style-name="T43"> ממקסמת את סכום הערכים</text:span><text:span text:style-name="T49">.</text:span><text:span text:style-name="T48"> ***</text:span></text:p>
      <text:p text:style-name="P3"/>
      <text:p text:style-name="P16">אז מצאנו חלוקה יעילה - <text:span text:style-name="T92">אבל היא בבירור לא </text:span>הוגנת: עמי מקבל <text:span text:style-name="T86">הרבה</text:span> ותמי <text:span text:style-name="T86">מקבלת מעט מאד. החלוקה לא פרופורציונלית ויש בה קנאה.</text:span></text:p>
      <text:p text:style-name="P16"/>
      <text:p text:style-name="P17">אנחנו צריכים למצוא חלוקה יעילה אחרת, שתהיה גם הוגנת. איך מוצאים חלוקות יעילות אחרות?</text:p>
      <text:p text:style-name="P17">- אפשר לפתור בעיית אופטימיזציה <text:span text:style-name="T87">אחרת. תהי f פונקציה כלשהי שהיא </text:span><text:span text:style-name="T81">מונוטונית-עולה</text:span><text:span text:style-name="T87">. נתבונן בבעיית האופטימיזציה הבאה:</text:span></text:p>
      <text:p text:style-name="P27"><text:span text:style-name="T25">Maximize <text:s text:c="2"/></text:span><text:span text:style-name="T26">f(</text:span><text:span text:style-name="T25">V</text:span><text:span text:style-name="T22">1</text:span><text:span text:style-name="T25">(X</text:span><text:span text:style-name="T22">1</text:span><text:span text:style-name="T25">)</text:span><text:span text:style-name="T26">)</text:span><text:span text:style-name="T25"> + </text:span><text:span text:style-name="T26">f(</text:span><text:span text:style-name="T25">V</text:span><text:span text:style-name="T22">2</text:span><text:span text:style-name="T25">(X</text:span><text:span text:style-name="T22">2</text:span><text:span text:style-name="T25">)</text:span><text:span text:style-name="T26">)</text:span></text:p>
      <text:p text:style-name="P31"><text:span text:style-name="T24">such that <text:s text:c="2"/>(X</text:span><text:span text:style-name="T21">1</text:span><text:span text:style-name="T24">,X</text:span><text:span text:style-name="T21">2</text:span><text:span text:style-name="T24">) is a partition</text:span></text:p>
      <text:p text:style-name="P18">הבעיה מאד דומה לבעיה הקודמת, רק שהפעם, לפני שחישבנו את סכום הערכים, הפעלנו על כל אחד מהערכים את הפונקציה f. גם הבעיה הזאת נותנת לנו חלוקה יעילה פארטו.</text:p>
      <text:p text:style-name="P75"/>
      <text:p text:style-name="P11"><text:span text:style-name="T57">מ</text:span><text:span text:style-name="T59">שפט</text:span><text:span text:style-name="T64">: כל חלוקה הממקסמת </text:span><text:span text:style-name="T72">פונקציה עולה כלשהי של </text:span><text:span text:style-name="T73">סכום הערכים</text:span><text:span text:style-name="T64"> היא יעילה פארטו.</text:span></text:p>
      <text:p text:style-name="P24"><text:span text:style-name="T40">הוכחה</text:span><text:span text:style-name="T43">: נתונה חלוקה </text:span><text:span text:style-name="T41">א</text:span><text:span text:style-name="T43"> הממקסמת </text:span><text:span text:style-name="T44">את ה</text:span><text:span text:style-name="T43">סכום </text:span><text:span text:style-name="T44">הנתון.</text:span></text:p>
      <text:p text:style-name="P69">נניח בשלילה שהחלוקה לא יעילה פארטו.</text:p>
      <text:p text:style-name="P73"><text:span text:style-name="T43">אז קיימת חלוקה </text:span><text:span text:style-name="T41">ב </text:span><text:span text:style-name="T43">שהיא שיפור-פארטו שלה.</text:span></text:p>
      <text:p text:style-name="P73"><text:span text:style-name="T43">בחלוקה </text:span><text:span text:style-name="T41">ב</text:span><text:span text:style-name="T43">, לכל השחקנים יש ערך לפחות כמו בחלוקה </text:span><text:span text:style-name="T41">א</text:span><text:span text:style-name="T43">, ולחלק מהשחקנים יש ערך גבוה יותר.</text:span><text:span text:style-name="T44"> כיוון שהפונקציה f היא מונוטונית-עולה, </text:span><text:span text:style-name="T43">בחלוקה </text:span><text:span text:style-name="T41">ב </text:span><text:span text:style-name="T42">ה</text:span><text:span text:style-name="T43">סכום גבוה יותר – בסתירה לכך שחלוקה </text:span><text:span text:style-name="T41">א</text:span><text:span text:style-name="T43"> ממקסמת את </text:span><text:span text:style-name="T44">ה</text:span><text:span text:style-name="T43">סכום</text:span><text:span text:style-name="T44">.</text:span><text:span text:style-name="T47"> <text:s text:c="2"/>***</text:span></text:p>
      <text:p text:style-name="P70"/>
      <text:p text:style-name="P74"><text:span text:style-name="T43">איך אפשר לפתור את בעיית האופטימיזציה</text:span><text:span text:style-name="T47"> הנ"ל</text:span><text:span text:style-name="T43">? יש כמה דרכים.</text:span></text:p>
      <text:p text:style-name="P71">דרך אחת היא לכתוב פונקציה בכמה משתנים, לגזור אותה ולמצוא נקודת מקסימום - כמו שלמדתם בקורס חדו"א. בדוגמה למעלה, ברור שתמי תקבל את כל הדיסק ועמי יקבל את כל הזיכרון, אז מספיק משתנה אחד - x - מספר בין 0 ל-1 המייצג את אחוז זמן-המעבד שיקבל עמי. </text:p>
      <text:p text:style-name="P74"><text:span text:style-name="T43">במקרה זה, הערך של עמי הוא 81x+19 והערך של תמי הוא 80-80x+20</text:span><text:span text:style-name="T45">. נניח שהפונקציה f היא שורש-ריבועי. אז </text:span><text:span text:style-name="T43">בעיית האופטימיזציה היא:</text:span></text:p>
      <text:p text:style-name="P28"><text:span text:style-name="T25">Maximize <text:s text:c="2"/></text:span><text:span text:style-name="T27">sqrt</text:span><text:span text:style-name="T26">(</text:span><text:span text:style-name="T46">81x+19</text:span><text:span text:style-name="T26">)</text:span><text:span text:style-name="T25"> + </text:span><text:span text:style-name="T27">sqrt</text:span><text:span text:style-name="T26">(</text:span><text:span text:style-name="T46">80-80x+20</text:span><text:span text:style-name="T26">)</text:span></text:p>
      <text:p text:style-name="P32">such that <text:s text:c="2"/><text:span text:style-name="T88">0 &lt;= x &lt;= 1</text:span></text:p>
      <text:p text:style-name="P19">עכשיו אפשר לגזור ולמצוא נקודת מקסימום.</text:p>
      <text:p text:style-name="P102"><text:soft-page-break/>אבל, בקורס הזה <text:span text:style-name="T89">נפתור את הבעיות האלו בצורה אחרת - נשתמש בספריות מתמטיות בשפת </text:span><text:span text:style-name="T4">פייתון </text:span><text:span text:style-name="T102">(python). פייתון היא שפה כללית שכדאי מאד להכיר בלי קשר לקורס. בקורס הזה אנחנו משתמשים בה בגלל אחד היתרונות הגדולים שלה – האוסף העצום של ספריות לחישובים מתמטיים ומדעיים.</text:span></text:p>
      <text:p text:style-name="P102"/>
      <text:p text:style-name="P103">במקרה זה נשתמש בספריה <text:span text:style-name="T1">cvxpy </text:span>– ספריה לפתרון בעיות אופטימיזציה <text:span text:style-name="T80">קמורות </text:span>(convex optimization). קודם כל צריך להסביר מה זו בכלל בעיית אופטימיזציה קמורה, ולמה זה חשוב?</text:p>
      <text:p text:style-name="P104">בגדול, <text:span text:style-name="T80">פונקציה קמורה</text:span> היא פונקציה <text:span text:style-name="T103">עם נגזרת שניה קטנה (או שווה) אפס, למשל שורש או לוג. </text:span><text:span text:style-name="T84">תחום קמור</text:span><text:span text:style-name="T103"> הוא תחום שכל קטע בין שתי נקודות בתוכו נמצא כולו בתוך התחום, למשל קטע או משולש או אליפסה. </text:span><text:span text:style-name="T84">אופטימיזציה קמורה </text:span><text:span text:style-name="T103">היא בעיה של מציאת מקסימום של פונקציה קמורה בתוך תחום קמור. משפט מתמטי מפורסם קובע, שלכל פונקציה קמורה יש נקודת מקסימום אחת ויחידה בתחום קמור. לכן, לבעיית האופטימיזציה יש פתרון אחד ויחיד, וישנם אלגוריתמים יעילים יחסית למצוא אותו, למשל אלגוריתם "טיפוס על גבעה".</text:span></text:p>
      <text:p text:style-name="P104"/>
      <text:p text:style-name="P105">אם כך, ברגע שיש לנו בעיית אופטימיזציה קמורה, אנחנו יכולים להשתמש בספרית cvxpy כדי לפתור אותה. הנה הפקודות עבור פונקציית השורש:</text:p>
      <text:p text:style-name="P96"><text:span text:style-name="T106">import </text:span><text:span text:style-name="T50">cvxpy</text:span><text:span text:style-name="T29"><text:line-break/></text:span><text:span text:style-name="T50">x = cvxpy.Variable() <text:s text:c="12"/></text:span><text:span text:style-name="T51"># הגדרת המשתנה</text:span><text:span text:style-name="T29"><text:line-break/></text:span><text:span text:style-name="T50">prob = cvxpy.Problem( <text:s text:c="11"/></text:span><text:span text:style-name="T51"># הגדרת הבעיה</text:span><text:span text:style-name="T29"><text:line-break/></text:span><text:span text:style-name="T50"> <text:s text:c="3"/>cvxpy.Maximize((</text:span><text:span text:style-name="T110">81</text:span><text:span text:style-name="T50">*x + </text:span><text:span text:style-name="T110">19</text:span><text:span text:style-name="T50">)**</text:span><text:span text:style-name="T52">0.5</text:span><text:span text:style-name="T50"> + (</text:span><text:span text:style-name="T110">80</text:span><text:span text:style-name="T50">*(</text:span><text:span text:style-name="T110">1</text:span><text:span text:style-name="T50">-x)+</text:span><text:span text:style-name="T110">20</text:span><text:span text:style-name="T50">)**</text:span><text:span text:style-name="T52">0.5</text:span><text:span text:style-name="T50">),</text:span><text:span text:style-name="T29"><text:line-break/></text:span><text:span text:style-name="T50"> <text:s text:c="3"/></text:span><text:span text:style-name="T112">constraints </text:span><text:span text:style-name="T50">= [</text:span><text:span text:style-name="T110">0 </text:span><text:span text:style-name="T50">&lt;= x, x &lt;= </text:span><text:span text:style-name="T110">1</text:span><text:span text:style-name="T50">])</text:span><text:span text:style-name="T29"><text:line-break/></text:span><text:span text:style-name="T50">prob.solve() <text:s text:c="20"/></text:span><text:span text:style-name="T51"># פתרון הבעיה</text:span><text:span text:style-name="T29"><text:line-break/></text:span><text:span text:style-name="T104">print</text:span><text:span text:style-name="T50">(</text:span><text:span text:style-name="T109">"status:"</text:span><text:span text:style-name="T50">, prob.status) <text:s text:c="3"/></text:span><text:span text:style-name="T51"># הדפסת הפתרון</text:span><text:span text:style-name="T29"><text:line-break/></text:span><text:span text:style-name="T104">print</text:span><text:span text:style-name="T50">(</text:span><text:span text:style-name="T109">"optimal value"</text:span><text:span text:style-name="T50">, prob.value)</text:span><text:span text:style-name="T29"><text:line-break/></text:span><text:span text:style-name="T104">print</text:span><text:span text:style-name="T50">(</text:span><text:span text:style-name="T109">"optimal x"</text:span><text:span text:style-name="T50">, x.value)</text:span><text:span text:style-name="T29"><text:line-break/></text:span></text:p>
      <text:p text:style-name="P105">והתוצאה:</text:p>
      <text:p text:style-name="P106">status: optimal</text:p>
      <text:p text:style-name="P106">optimal value 15.460123933225402</text:p>
      <text:p text:style-name="P106">optimal x 0.5123247800683625</text:p>
      <text:p text:style-name="P106"/>
      <text:p text:style-name="P4">משמעות התשובה: עמי צריך לקבל בערך 51.23% מזמן-המעבד, <text:s/>ותמי צריכה לקבל את השאר.<text:span text:style-name="T90"> במקרה שלנו הפתרון אכן נותן חלוקה הוגנת - הערך של כל אחד מהשחקנים הוא מעל 50%.</text:span></text:p>
      <text:p text:style-name="P4"/>
      <text:p text:style-name="P5">אבל האם זה יהיה כך בכל מקרה? לא בטוח. אנחנו יכולים, בכל בעיה בנפרד, לנסות כל מיני פונקציות f , לפתור את בעיות האופטימיזציה המתאימות, ולבדוק את החלוקה יעילה. <text:span text:style-name="T91"><text:s/>אבל יש דרך טובה יותר. מסתבר שיש פונקציה אחת f, שאם ממקסמים את הסכום שלה, מקבלים חלוקה שהיא </text:span><text:span text:style-name="T3">תמיד</text:span><text:span text:style-name="T91"> ללא קנאה - <text:s/>זו </text:span><text:span text:style-name="T82">הפונקציה הלוגריתמי</text:span><text:span text:style-name="T83">ת</text:span><text:span text:style-name="T98">. כלומר פתרון הבעיה הבאה נותן חלוקה שהיא גם יעילה-פארטו וגם ללא קנאה:</text:span></text:p>
      <text:p text:style-name="P8"/>
      <text:p text:style-name="P29"><text:span text:style-name="T25">Maximize <text:s text:c="2"/></text:span><text:span text:style-name="T28">sum </text:span><text:span text:style-name="T23">i</text:span><text:span text:style-name="T28"> log</text:span><text:span text:style-name="T26">(</text:span><text:span text:style-name="T25">V</text:span><text:span text:style-name="T23">i</text:span><text:span text:style-name="T25">(X</text:span><text:span text:style-name="T23">i</text:span><text:span text:style-name="T25">)</text:span><text:span text:style-name="T26">)</text:span></text:p>
      <text:p text:style-name="P33">such that <text:s text:c="2"/>(X<text:span text:style-name="T96">1</text:span>,<text:span text:style-name="T95">...,</text:span>X<text:span text:style-name="T97">n</text:span>) is a partition</text:p>
      <text:p text:style-name="P5"/>
      <text:p text:style-name="P20"><text:span text:style-name="T56">מ</text:span><text:span text:style-name="T58">שפט</text:span><text:span text:style-name="T66">: כל חלוקה הממקסמת את סכום לוגי הערכים היא חלוקה ללא קנאה.</text:span></text:p>
      <text:p text:style-name="P64"><text:span text:style-name="T75">הוכחה</text:span><text:span text:style-name="T60">: נסתכל בפרוסת עוגה אינפיניטיסימלית, </text:span><text:span text:style-name="T74">Z</text:span><text:span text:style-name="T60">.</text:span></text:p>
      <text:p text:style-name="P64"><text:span text:style-name="T60">התרומה שלה ל-</text:span><text:span text:style-name="T74">f(V</text:span><text:span text:style-name="T77">j</text:span><text:span text:style-name="T74">(X</text:span><text:span text:style-name="T77">j</text:span><text:span text:style-name="T74">)) </text:span><text:span text:style-name="T60"><text:s/>היא</text:span><text:span text:style-name="T65"> הערך של Z כפול הנגזרת של f בנקודה הנוכחית:</text:span></text:p>
      <text:p text:style-name="P76"><text:span text:style-name="T74">f’(V</text:span><text:span text:style-name="T77">j</text:span><text:span text:style-name="T74">(X</text:span><text:span text:style-name="T77">j</text:span><text:span text:style-name="T74">)) * V</text:span><text:span text:style-name="T77">j</text:span><text:span text:style-name="T74">(Z)</text:span></text:p>
      <text:p text:style-name="P64"><text:span text:style-name="T60">לכן, אלגוריתם האופטימיזציה ייתן כל פרוסה </text:span><text:span text:style-name="T74">Z</text:span><text:span text:style-name="T60"> לשחקן </text:span><text:span text:style-name="T74">j</text:span><text:span text:style-name="T60"> שהמכפלה הזאת עבורו גדולה ביותר:</text:span></text:p>
      <text:p text:style-name="P76"><text:span text:style-name="T74">f’(V</text:span><text:span text:style-name="T77">j</text:span><text:span text:style-name="T74">(X</text:span><text:span text:style-name="T77">j</text:span><text:span text:style-name="T74">)) * V</text:span><text:span text:style-name="T77">j</text:span><text:span text:style-name="T74">(Z) ≥ f’(V</text:span><text:span text:style-name="T77">i</text:span><text:span text:style-name="T74">(X</text:span><text:span text:style-name="T77">i</text:span><text:span text:style-name="T74">)) * V</text:span><text:span text:style-name="T77">i</text:span><text:span text:style-name="T74">(Z)</text:span></text:p>
      <text:p text:style-name="P64"><text:span text:style-name="T60">נסכם את המשוואה על כל הפרוסות שניתנו ל-</text:span><text:span text:style-name="T74">j</text:span><text:span text:style-name="T60">:</text:span></text:p>
      <text:p text:style-name="P76"><text:soft-page-break/><text:span text:style-name="T74">f’(V</text:span><text:span text:style-name="T77">j</text:span><text:span text:style-name="T74">(X</text:span><text:span text:style-name="T77">j</text:span><text:span text:style-name="T74">)) * V</text:span><text:span text:style-name="T77">j</text:span><text:span text:style-name="T74">(X</text:span><text:span text:style-name="T77">j</text:span><text:span text:style-name="T74">) ≥ f’(V</text:span><text:span text:style-name="T77">i</text:span><text:span text:style-name="T74">(X</text:span><text:span text:style-name="T77">i</text:span><text:span text:style-name="T74">)) * V</text:span><text:span text:style-name="T77">i</text:span><text:span text:style-name="T74">(X</text:span><text:span text:style-name="T77">j</text:span><text:span text:style-name="T74">)</text:span></text:p>
      <text:p text:style-name="P64"><text:span text:style-name="T60">כאשר </text:span><text:span text:style-name="T74">f</text:span><text:span text:style-name="T60"> היא פונקציה לוגריתמית, מקבלים:</text:span></text:p>
      <text:p text:style-name="P76"><text:span text:style-name="T74">(1 / V</text:span><text:span text:style-name="T77">j</text:span><text:span text:style-name="T74">(X</text:span><text:span text:style-name="T77">j</text:span><text:span text:style-name="T74">)) * V</text:span><text:span text:style-name="T77">j</text:span><text:span text:style-name="T74">(X</text:span><text:span text:style-name="T77">j</text:span><text:span text:style-name="T74">) ≥(1 / V</text:span><text:span text:style-name="T77">i</text:span><text:span text:style-name="T74">(X</text:span><text:span text:style-name="T77">i</text:span><text:span text:style-name="T74">)) * V</text:span><text:span text:style-name="T77">i</text:span><text:span text:style-name="T74">(X</text:span><text:span text:style-name="T77">j</text:span><text:span text:style-name="T74">)</text:span></text:p>
      <text:p text:style-name="P64"><text:span text:style-name="T60">מעבירים אגף ומקבלים, לכל שני שחקנים </text:span><text:span text:style-name="T74">j,i</text:span><text:span text:style-name="T60">:</text:span></text:p>
      <text:p text:style-name="P77"><text:span text:style-name="T76">V</text:span><text:span text:style-name="T78">i</text:span><text:span text:style-name="T76">(X</text:span><text:span text:style-name="T78">i</text:span><text:span text:style-name="T76">) <text:s/>≥ V</text:span><text:span text:style-name="T78">i</text:span><text:span text:style-name="T76">(X</text:span><text:span text:style-name="T78">j</text:span><text:span text:style-name="T76">)</text:span></text:p>
      <text:p text:style-name="P59">וזו בדיוק ההגדרה של חלוקה ללא קנאה! <text:s text:c="2"/>***</text:p>
      <text:p text:style-name="P6"/>
      <text:p text:style-name="P97"><text:span text:style-name="T31">המשפט הזה נותן לנו אלגוריתם פשוט למציאת חלוקה "מושלמת" - גם הוגנת וגם יעילה. במקרה שלנו אפשר למצוא חלוקה כזאת ע"י </text:span><text:span text:style-name="T33">ספריית cvxpy – ראו בתיקיית הקוד. </text:span><text:span text:style-name="T31">התשובה </text:span><text:span text:style-name="T33">המתקבלת </text:span><text:span text:style-name="T31">היא:</text:span></text:p>
      <text:p text:style-name="P25">{8.18043, {x -&gt; 0.507716}}</text:p>
      <text:p text:style-name="P7">כלומר עמי צריך לקבל 50.77% מזמן-המעבד ותמי את השאר.</text:p>
      <text:p text:style-name="P7"/>
      <text:p text:style-name="P7"/>
      <text:p text:style-name="P58">חלוקה קשירה, יעילה וללא קנאה</text:p>
      <text:p text:style-name="P35">למדנו שתמיד קיימת חלוקה שהיא <text:span text:style-name="T1">ללא-קנאה וקשירה</text:span>, וחלוקה שהיא <text:span text:style-name="T1">ללא-קנאה ויעילה</text:span>. <text:s/></text:p>
      <text:p text:style-name="P37">קל למצוא חלוקה שהיא <text:span text:style-name="T1">קשירה</text:span> וגם <text:span text:style-name="T1">יעילה</text:span> (איך?).<text:span text:style-name="T94"> </text:span></text:p>
      <text:p text:style-name="P35"><text:span text:style-name="T94">האם תמיד קיימת חלוקה שיש לה כל שלוש התכונות - </text:span><text:span text:style-name="T1">ללא-קנאה, קשירה, ויעילה</text:span> בו-זמנית<text:span text:style-name="T94">?</text:span></text:p>
      <text:p text:style-name="P38">התשובה היא לא. הנה דוגמה: <text:s/><text:span text:style-name="T93">נתונה עוגה חד-מימדית המחולקת לשבעה איזורים סמוכים. הערכים של עמי, תמי וצומי לכל </text:span>איזור <text:span text:style-name="T93">נתונים בטבלה למטה. כל אחד מהשחקנים רוצה חתיכה קשירה בלבד.</text:span></text:p>
      <text:p text:style-name="P38"/>
      <table:table table:name="Table4" table:style-name="Table4">
        <table:table-column table:style-name="Table4.A" table:number-columns-repeated="7"/>
        <table:table-column table:style-name="Table4.H"/>
        <table:table-row>
          <table:table-cell table:style-name="Table4.A1" office:value-type="string">
            <text:p text:style-name="P87">עמי</text:p>
          </table:table-cell>
          <table:table-cell table:style-name="Table4.A1" office:value-type="string">
            <text:p text:style-name="P93">2</text:p>
          </table:table-cell>
          <table:table-cell table:style-name="Table4.A1" office:value-type="string">
            <text:p text:style-name="P93">0</text:p>
          </table:table-cell>
          <table:table-cell table:style-name="Table4.A1" office:value-type="string">
            <text:p text:style-name="P93">3</text:p>
          </table:table-cell>
          <table:table-cell table:style-name="Table4.A1" office:value-type="string">
            <text:p text:style-name="P93">0</text:p>
          </table:table-cell>
          <table:table-cell table:style-name="Table4.A1" office:value-type="string">
            <text:p text:style-name="P93">2</text:p>
          </table:table-cell>
          <table:table-cell table:style-name="Table4.A1" office:value-type="string">
            <text:p text:style-name="P93">0</text:p>
          </table:table-cell>
          <table:table-cell table:style-name="Table4.H1" office:value-type="string">
            <text:p text:style-name="P93">0</text:p>
          </table:table-cell>
        </table:table-row>
        <table:table-row>
          <table:table-cell table:style-name="Table4.A2" office:value-type="string">
            <text:p text:style-name="P87">תמי</text:p>
          </table:table-cell>
          <table:table-cell table:style-name="Table4.A2" office:value-type="string">
            <text:p text:style-name="P93">0</text:p>
          </table:table-cell>
          <table:table-cell table:style-name="Table4.A2" office:value-type="string">
            <text:p text:style-name="P93">0</text:p>
          </table:table-cell>
          <table:table-cell table:style-name="Table4.A2" office:value-type="string">
            <text:p text:style-name="P93">0</text:p>
          </table:table-cell>
          <table:table-cell table:style-name="Table4.A2" office:value-type="string">
            <text:p text:style-name="P93">0</text:p>
          </table:table-cell>
          <table:table-cell table:style-name="Table4.A2" office:value-type="string">
            <text:p text:style-name="P93">0</text:p>
          </table:table-cell>
          <table:table-cell table:style-name="Table4.A2" office:value-type="string">
            <text:p text:style-name="P93">7</text:p>
          </table:table-cell>
          <table:table-cell table:style-name="Table4.H2" office:value-type="string">
            <text:p text:style-name="P93">0</text:p>
          </table:table-cell>
        </table:table-row>
        <table:table-row>
          <table:table-cell table:style-name="Table4.A2" office:value-type="string">
            <text:p text:style-name="P87">צומי</text:p>
          </table:table-cell>
          <table:table-cell table:style-name="Table4.A2" office:value-type="string">
            <text:p text:style-name="P93">0</text:p>
          </table:table-cell>
          <table:table-cell table:style-name="Table4.A2" office:value-type="string">
            <text:p text:style-name="P93">2</text:p>
          </table:table-cell>
          <table:table-cell table:style-name="Table4.A2" office:value-type="string">
            <text:p text:style-name="P93">0</text:p>
          </table:table-cell>
          <table:table-cell table:style-name="Table4.A2" office:value-type="string">
            <text:p text:style-name="P93">2</text:p>
          </table:table-cell>
          <table:table-cell table:style-name="Table4.A2" office:value-type="string">
            <text:p text:style-name="P93">0</text:p>
          </table:table-cell>
          <table:table-cell table:style-name="Table4.A2" office:value-type="string">
            <text:p text:style-name="P93">0</text:p>
          </table:table-cell>
          <table:table-cell table:style-name="Table4.H2" office:value-type="string">
            <text:p text:style-name="P93">3</text:p>
          </table:table-cell>
        </table:table-row>
      </table:table>
      <text:p text:style-name="P36"/>
      <text:p text:style-name="P39">בכל חלוקה הוגנת, תמי חייבת לקבל את הפרוסה השישית (או חלק ממנה). עכשיו יש שתי אפשרויות: </text:p>
      <text:list xml:id="list1857647423" text:style-name="L4">
        <text:list-item>
          <text:p text:style-name="P109">עמי מקבל פרוסה מימין לתמי, וצומי מקבלת פרוסה משמאל לתמי. אז צומי מקנאת בעמי.</text:p>
        </text:list-item>
        <text:list-item>
          <text:p text:style-name="P109">עמי וצומי שניהם מקבלים פרוסה מימין לתמי. אם צומי מקבלת 2+2 אז עמי מקנא; אם צומי מקבלת רק 2, אז החלוקה לא יעילה פארטו - אפשר להשיג שיפור פארטו ע"י העברת החלק של צומי לצד שמאל.</text:p>
        </text:list-item>
      </text:list>
      <text:p text:style-name="P40">כאן אנחנו נתקלים בתופעה שחוזרת על עצמה הרבה בכלכלה (וגם בתחומים אחרים בחיים): יש שלוש דרישות, שאי-אפשר למלא בו-זמנית. צריך לבחור על מה לוותר: האם לוותר על קשירות? על הגינות? על יעילות? התשובה תלויה בבעיה ומשתנה בכל מקרה לגופו.</text:p>
      <text:p text:style-name="P41"><text:span text:style-name="T100">לסיום, דוגמה מהחיים </text:span>לסתירה בין הגינות ליעילות<text:span text:style-name="T100">.</text:span> כשתיכננתי את המבחן לקורס אלגוריתמים בשנת ה'תשע"ח<text:span text:style-name="T101">,</text:span> רציתי לתת לסטודנטים הרבה זמן, כך שלא יהיו לחוצים. אז כתבתי בבחינה "משך הבחינה - 4 שעות". אבל מדור בחינות פסל את הבחינה בטענה שהמקסימום הוא 3 שעות. כששאלתי: למה? ענו לי: כי ביממה יש 12 שעות עבודה, ויש 3 בחינות ביום. אמרתי: מעולה, ב-12 שעות יש מקום בדיוק ל-3 בחינות <text:soft-page-break/>של 4 שעות! אז הם הסבירו לי, שיש סטודנטים עם אישור רפואי להארכת זמן, ומגיע להם לקבל 25% יותר זמן מכל שאר הכיתה. אז אם כולם מקבלים 3 שעות, הם מקבלים 3:45 וזה מסתדר, אבל אם כולם מקבלים 4 שעות, הם יצטרכו לקבל 5 שעות וזה כבר לא מסתדר.</text:p>
      <text:p text:style-name="P42">יש כאן סתירה בין הגינות ליעילות: ההגינות מחייבת לתת לסטודנטים עם אישור את הארכת-הזמן <text:span text:style-name="T99">ה</text:span>מגיעה להם. אבל כתוצאה מכך נוצר מצב שהוא לא יעיל פארטו (עבור הסטודנטים), שהרי היה עדיף לכולם - גם לסטודנטים עם אישור וגם לסטודנטים בלי<text:span text:style-name="T99"> </text:span>אישור<text:span text:style-name="T99"> - שהבחינה תהיה 4 שעות לכולם.</text:span></text:p>
      <text:p text:style-name="P110">במקרה זה, הנהלת האוניברסיטה העדיפה את ההגינות על-פני היעילות. מה קורה במקרים אחרים?</text:p>
      <text:p text:style-name="P94"/>
      <text:p text:style-name="P95"/>
      <text:p text:style-name="P56">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5" style:display-name="Default_5"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iberation Sans2" style:font-family-complex="'Liberation Sans'" style:font-family-generic-complex="system" style:font-pitch-complex="variable" style:font-size-complex="12pt" style:text-emphasize="none"/>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fo:color="#00000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fo:color="#00000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Notizen" style:display-name="Title and Content_~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Titel" style:display-name="Title and Content_~LT~Titel" style:family="paragraph" style:default-outline-level="">
      <style:paragraph-properties style:line-height-at-least="0.4327in"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9" style:display-name="Title and Content_~LT~Gliederung 9" style:family="paragraph" style:default-outline-level="">
      <style:paragraph-properties fo:margin-left="0in" fo:margin-right="0in" fo:margin-top="0.0756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8" style:display-name="Title and Content_~LT~Gliederung 8" style:family="paragraph" style:default-outline-level="">
      <style:paragraph-properties fo:margin-left="0in" fo:margin-right="0in" fo:margin-top="0.0756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7" style:display-name="Title and Content_~LT~Gliederung 7" style:family="paragraph" style:default-outline-level="">
      <style:paragraph-properties fo:margin-left="0in" fo:margin-right="0in" fo:margin-top="0.0756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6" style:display-name="Title and Content_~LT~Gliederung 6" style:family="paragraph" style:default-outline-level="">
      <style:paragraph-properties fo:margin-left="0in" fo:margin-right="0in" fo:margin-top="0.0756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5" style:display-name="Title and Content_~LT~Gliederung 5" style:family="paragraph" style:default-outline-level="">
      <style:paragraph-properties fo:margin-left="0in" fo:margin-right="0in" fo:margin-top="0.0756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4" style:display-name="Title and Content_~LT~Gliederung 4" style:family="paragraph" style:default-outline-level="">
      <style:paragraph-properties fo:margin-left="0in" fo:margin-right="0in" fo:margin-top="0.1528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3" style:display-name="Title and Content_~LT~Gliederung 3" style:family="paragraph" style:default-outline-level="">
      <style:paragraph-properties fo:margin-left="0in" fo:margin-right="0in" fo:margin-top="0.2291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default-outline-level="">
      <style:paragraph-properties fo:margin-left="0in" fo:margin-right="0in" fo:margin-top="0.3047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1" style:display-name="Title and Content_~LT~Gliederung 1" style:family="paragraph" style:default-outline-level="">
      <style:paragraph-properties fo:margin-left="0in" fo:margin-right="0in" fo:margin-top="0.3819in" fo:margin-bottom="0in" loext:contextual-spacing="false" style:line-height-at-least="0.4327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9pt" fo:letter-spacing="normal"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30.5pt" fo:font-style="normal" fo:text-shadow="none" style:text-underline-style="none" fo:font-weight="normal" style:letter-kerning="true" style:font-name-asian="DejaVu Sans" style:font-family-asian="'DejaVu Sans'" style:font-family-generic-asian="system" style:font-pitch-asian="variable" style:font-size-asian="30.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0-25T11:06:42.665629533</dc:date>
    <meta:editing-duration>P9DT9H55M5S</meta:editing-duration>
    <meta:editing-cycles>1158</meta:editing-cycles>
    <dc:creator>Erel Segal-Halevi</dc:creator>
    <meta:document-statistic meta:table-count="4" meta:image-count="0" meta:object-count="0" meta:page-count="6" meta:paragraph-count="186" meta:word-count="1934" meta:character-count="10514" meta:non-whitespace-character-count="8674"/>
  </office:meta>
</office:document-meta>
</file>